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4" style:parent-style-name="Sansinterligne" style:family="paragraph">
      <style:paragraph-properties fo:text-align="end"/>
    </style:style>
    <style:style style:name="T5" style:parent-style-name="Policepardéfaut" style:family="text">
      <style:text-properties fo:color="#595959" fo:font-size="16pt" style:font-size-asian="16pt" style:font-size-complex="16pt"/>
    </style:style>
    <style:style style:name="P6" style:parent-style-name="Sansinterligne" style:family="paragraph">
      <style:paragraph-properties fo:text-align="end"/>
    </style:style>
    <style:style style:name="T7" style:parent-style-name="Policepardéfaut" style:family="text">
      <style:text-properties fo:color="#595959" fo:font-size="16pt" style:font-size-asian="16pt" style:font-size-complex="16pt"/>
    </style:style>
    <number:date-style style:name="N8" number:language="fr" number:country="FR">
      <number:year number:style="long" number:calendar="gregorian"/>
    </number:date-style>
    <style:style style:name="P9" style:parent-style-name="Sansinterligne" style:family="paragraph">
      <style:paragraph-properties fo:text-align="end"/>
      <style:text-properties fo:color="#4F81BD" fo:font-size="14pt" style:font-size-asian="14pt" style:font-size-complex="14pt"/>
    </style:style>
    <style:style style:name="P10" style:parent-style-name="Sansinterligne" style:family="paragraph">
      <style:paragraph-properties fo:text-align="end"/>
    </style:style>
    <style:style style:name="T11" style:parent-style-name="Policepardéfaut" style:family="text">
      <style:text-properties style:font-name="Times New Roman" fo:color="#595959" style:font-size-complex="10pt"/>
    </style:style>
    <style:style style:name="P12" style:parent-style-name="Normal" style:family="paragraph">
      <style:paragraph-properties fo:text-align="end"/>
    </style:style>
    <style:style style:name="T13" style:parent-style-name="Policepardéfaut" style:family="text">
      <style:text-properties fo:text-transform="uppercase" fo:color="#4F81BD" fo:font-size="32pt" style:font-size-asian="32pt" style:font-size-complex="32pt"/>
    </style:style>
    <style:style style:name="P14" style:parent-style-name="Normal" style:family="paragraph">
      <style:paragraph-properties fo:text-align="end"/>
    </style:style>
    <style:style style:name="T15" style:parent-style-name="Policepardéfaut" style:family="text">
      <style:text-properties fo:color="#404040" fo:font-size="18pt" style:font-size-asian="18pt" style:font-size-complex="18pt"/>
    </style:style>
    <style:style style:name="P16" style:parent-style-name="Normal" style:family="paragraph">
      <style:paragraph-properties fo:break-before="page"/>
    </style:style>
    <style:style style:name="P17" style:parent-style-name="TM1" style:family="paragraph">
      <style:paragraph-properties>
        <style:tab-stops>
          <style:tab-stop style:type="left" style:position="0.3055in"/>
          <style:tab-stop style:type="right" style:leader-style="dotted" style:leader-text="." style:position="7.2611in"/>
        </style:tab-stops>
      </style:paragraph-properties>
      <style:text-properties style:font-name="Cambria" fo:color="#365F91" fo:font-size="16pt" style:font-size-asian="16pt" style:font-size-complex="16pt" style:language-asian="fr" style:country-asian="FR"/>
    </style:style>
    <style:style style:name="P18" style:parent-style-name="TM1" style:family="paragraph">
      <style:paragraph-properties>
        <style:tab-stops>
          <style:tab-stop style:type="right" style:leader-style="dotted" style:leader-text="." style:position="6.7611in"/>
        </style:tab-stops>
      </style:paragraph-properties>
    </style:style>
    <style:style style:name="P19" style:parent-style-name="TM1" style:family="paragraph">
      <style:paragraph-properties>
        <style:tab-stops>
          <style:tab-stop style:type="right" style:leader-style="dotted" style:leader-text="." style:position="6.7611in"/>
        </style:tab-stops>
      </style:paragraph-properties>
    </style:style>
    <style:style style:name="P20" style:parent-style-name="TM2" style:family="paragraph">
      <style:paragraph-properties>
        <style:tab-stops>
          <style:tab-stop style:type="right" style:leader-style="dotted" style:leader-text="." style:position="6.6083in"/>
        </style:tab-stops>
      </style:paragraph-properties>
    </style:style>
    <style:style style:name="P21" style:parent-style-name="TM2" style:family="paragraph">
      <style:paragraph-properties>
        <style:tab-stops>
          <style:tab-stop style:type="right" style:leader-style="dotted" style:leader-text="." style:position="6.6083in"/>
        </style:tab-stops>
      </style:paragraph-properties>
    </style:style>
    <style:style style:name="P22" style:parent-style-name="TM1" style:family="paragraph">
      <style:paragraph-properties>
        <style:tab-stops>
          <style:tab-stop style:type="right" style:leader-style="dotted" style:leader-text="." style:position="6.7611in"/>
        </style:tab-stops>
      </style:paragraph-properties>
    </style:style>
    <style:style style:name="P23" style:parent-style-name="TM1" style:family="paragraph">
      <style:paragraph-properties>
        <style:tab-stops>
          <style:tab-stop style:type="right" style:leader-style="dotted" style:leader-text="." style:position="6.7611in"/>
        </style:tab-stops>
      </style:paragraph-properties>
    </style:style>
    <number:date-style style:name="N24" number:language="fr" number:country="FR">
      <number:year number:style="long" number:calendar="gregorian"/>
    </number:date-style>
    <style:style style:name="P25" style:parent-style-name="Normal" style:family="paragraph">
      <style:paragraph-properties fo:break-before="page"/>
    </style:style>
    <style:style style:name="T26" style:parent-style-name="Policepardéfaut" style:family="text">
      <style:text-properties fo:font-weight="bold" style:font-weight-asian="bold" style:font-weight-complex="bold"/>
    </style:style>
    <style:style style:name="P27" style:parent-style-name="Paragraphedeliste" style:list-style-name="LFO1" style:family="paragraph">
      <style:paragraph-properties fo:margin-bottom="0in"/>
    </style:style>
    <style:style style:name="P28" style:parent-style-name="Paragraphedeliste" style:list-style-name="LFO1" style:family="paragraph">
      <style:paragraph-properties fo:margin-bottom="0in"/>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language-asian="fr" style:country-asian="FR"/>
    </style:style>
    <style:style style:name="P31" style:parent-style-name="Paragraphedeliste" style:list-style-name="LFO2" style:family="paragraph"/>
    <style:style style:name="P32" style:parent-style-name="Paragraphedeliste" style:list-style-name="LFO2" style:family="paragraph"/>
    <style:style style:name="P33" style:parent-style-name="Paragraphedeliste" style:list-style-name="LFO2" style:family="paragraph"/>
    <style:style style:name="P34" style:parent-style-name="Normal" style:family="paragraph">
      <style:text-properties fo:font-weight="bold" style:font-weight-asian="bold" style:font-weight-complex="bold"/>
    </style:style>
    <style:style style:name="P35" style:parent-style-name="Paragraphedeliste" style:list-style-name="LFO3" style:family="paragraph"/>
    <style:style style:name="P36" style:parent-style-name="Paragraphedeliste" style:list-style-name="LFO3" style:family="paragraph"/>
    <style:style style:name="P37" style:parent-style-name="Normal" style:family="paragraph">
      <style:text-properties fo:font-weight="bold" style:font-weight-asian="bold" style:font-weight-complex="bold"/>
    </style:style>
    <style:style style:name="P38" style:parent-style-name="Paragraphedeliste" style:list-style-name="LFO4" style:family="paragraph"/>
    <style:style style:name="P39" style:parent-style-name="Paragraphedeliste" style:list-style-name="LFO4" style:family="paragraph"/>
    <style:style style:name="P40" style:parent-style-name="Paragraphedeliste" style:list-style-name="LFO3" style:family="paragraph"/>
    <style:style style:name="P41" style:parent-style-name="Paragraphedeliste" style:list-style-name="LFO3" style:family="paragraph"/>
    <style:style style:name="T42" style:parent-style-name="Policepardéfaut" style:family="text">
      <style:text-properties style:font-name-complex="Courier New" fo:color="#2B91AF" fo:language="fr" fo:country="FR" style:language-asian="fr" style:country-asian="FR"/>
    </style:style>
    <style:style style:name="T43" style:parent-style-name="Policepardéfaut" style:family="text">
      <style:text-properties style:font-name-complex="Courier New" fo:color="#000000" fo:language="fr" fo:country="FR" style:language-asian="fr" style:country-asian="FR"/>
    </style:style>
    <style:style style:name="T44" style:parent-style-name="Policepardéfaut" style:family="text">
      <style:text-properties style:font-name-complex="Courier New" fo:color="#74531F" fo:language="fr" fo:country="FR" style:language-asian="fr" style:country-asian="FR"/>
    </style:style>
    <style:style style:name="T45" style:parent-style-name="Policepardéfaut" style:family="text">
      <style:text-properties style:font-name-complex="Courier New" fo:color="#000000" fo:language="fr" fo:country="FR" style:language-asian="fr" style:country-asian="FR"/>
    </style:style>
    <style:style style:name="P46" style:parent-style-name="Normal" style:family="paragraph">
      <style:text-properties fo:font-weight="bold" style:font-weight-asian="bold" style:font-weight-complex="bold" style:language-asian="fr" style:country-asian="FR"/>
    </style:style>
    <style:style style:name="P47" style:parent-style-name="Paragraphedeliste" style:list-style-name="LFO5" style:family="paragraph"/>
    <style:style style:name="P48" style:parent-style-name="Paragraphedeliste" style:list-style-name="LFO5" style:family="paragraph"/>
    <style:style style:name="P49" style:parent-style-name="Paragraphedeliste" style:list-style-name="LFO5" style:family="paragraph"/>
    <style:style style:name="P50" style:parent-style-name="Paragraphedeliste" style:list-style-name="LFO5" style:family="paragraph"/>
    <style:style style:name="P51" style:parent-style-name="Normal" style:family="paragraph">
      <style:text-properties fo:font-weight="bold" style:font-weight-asian="bold" style:font-weight-complex="bold"/>
    </style:style>
    <style:style style:name="P52" style:parent-style-name="Paragraphedeliste" style:list-style-name="LFO6" style:family="paragraph"/>
    <style:style style:name="P53" style:parent-style-name="Paragraphedeliste" style:list-style-name="LFO6" style:family="paragraph"/>
    <style:style style:name="P54" style:parent-style-name="Normal" style:family="paragraph">
      <style:text-properties fo:font-weight="bold" style:font-weight-asian="bold" style:font-weight-complex="bold"/>
    </style:style>
    <style:style style:name="P55" style:parent-style-name="Paragraphedeliste" style:list-style-name="LFO7" style:family="paragraph"/>
    <style:style style:name="P56" style:parent-style-name="Paragraphedeliste" style:list-style-name="LFO7" style:family="paragraph"/>
    <style:style style:name="P57" style:parent-style-name="Paragraphedeliste" style:list-style-name="LFO7" style:family="paragraph"/>
    <style:style style:name="P58" style:parent-style-name="Paragraphedeliste" style:list-style-name="LFO8" style:family="paragraph"/>
    <style:style style:name="P59" style:parent-style-name="Normal" style:family="paragraph">
      <style:text-properties fo:font-weight="bold" style:font-weight-asian="bold" style:font-weight-complex="bold"/>
    </style:style>
    <style:style style:name="P60" style:parent-style-name="Paragraphedeliste" style:list-style-name="LFO9" style:family="paragraph"/>
    <style:style style:name="P61" style:parent-style-name="Paragraphedeliste" style:list-style-name="LFO9" style:family="paragraph"/>
    <style:style style:name="P62" style:parent-style-name="Paragraphedeliste" style:list-style-name="LFO9" style:family="paragraph"/>
    <style:style style:name="P63" style:parent-style-name="Paragraphedeliste" style:list-style-name="LFO9" style:family="paragraph">
      <style:paragraph-properties fo:margin-top="0.1666in"/>
    </style:style>
    <style:style style:name="P64" style:parent-style-name="Paragraphedeliste" style:list-style-name="LFO9" style:family="paragraph">
      <style:paragraph-properties fo:margin-top="0.1666in"/>
    </style:style>
    <style:style style:name="P65" style:parent-style-name="Normal" style:family="paragraph">
      <style:text-properties fo:font-weight="bold" style:font-weight-asian="bold" style:font-weight-complex="bold"/>
    </style:style>
    <style:style style:name="P66" style:parent-style-name="Paragraphedeliste" style:list-style-name="LFO9" style:family="paragraph">
      <style:paragraph-properties fo:margin-top="0.1666in"/>
    </style:style>
    <style:style style:name="P67" style:parent-style-name="Paragraphedeliste" style:list-style-name="LFO9" style:family="paragraph">
      <style:paragraph-properties fo:margin-top="0.1666in"/>
    </style:style>
    <style:style style:name="P68" style:parent-style-name="Paragraphedeliste" style:list-style-name="LFO9" style:family="paragraph">
      <style:paragraph-properties fo:margin-top="0.1666in"/>
    </style:style>
    <style:style style:name="T69" style:parent-style-name="Policepardéfaut" style:family="text">
      <style:text-properties fo:font-weight="bold" style:font-weight-asian="bold"/>
    </style:style>
    <style:style style:name="P70" style:parent-style-name="Paragraphedeliste" style:list-style-name="LFO10" style:family="paragraph">
      <style:paragraph-properties style:vertical-align="auto"/>
      <style:text-properties fo:hyphenate="true"/>
    </style:style>
    <style:style style:name="P71" style:parent-style-name="Paragraphedeliste" style:list-style-name="LFO10" style:family="paragraph">
      <style:paragraph-properties style:vertical-align="auto"/>
      <style:text-properties fo:hyphenate="true"/>
    </style:style>
    <style:style style:name="P72" style:parent-style-name="Paragraphedeliste" style:list-style-name="LFO10" style:family="paragraph">
      <style:paragraph-properties style:vertical-align="auto"/>
      <style:text-properties fo:hyphenate="true"/>
    </style:style>
    <style:style style:name="P73" style:parent-style-name="Paragraphedeliste" style:list-style-name="LFO10" style:family="paragraph">
      <style:paragraph-properties style:vertical-align="auto"/>
      <style:text-properties fo:hyphenate="true"/>
    </style:style>
    <style:style style:name="P74" style:parent-style-name="Titre2" style:family="paragraph">
      <style:text-properties style:font-weight-complex="bold"/>
    </style:style>
    <style:style style:name="T75" style:parent-style-name="Policepardéfaut" style:family="text">
      <style:text-properties fo:font-weight="bold" style:font-weight-asian="bold"/>
    </style:style>
    <style:style style:name="P76" style:parent-style-name="Paragraphedeliste" style:list-style-name="LFO10" style:family="paragraph">
      <style:paragraph-properties style:vertical-align="auto"/>
      <style:text-properties fo:hyphenate="true"/>
    </style:style>
    <style:style style:name="P77" style:parent-style-name="Paragraphedeliste" style:list-style-name="LFO10" style:family="paragraph">
      <style:paragraph-properties style:vertical-align="auto"/>
      <style:text-properties fo:hyphenate="true"/>
    </style:style>
    <style:style style:name="P78" style:parent-style-name="Normal"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Paragraphedeliste" style:list-style-name="LFO11" style:family="paragraph">
      <style:paragraph-properties style:vertical-align="auto"/>
      <style:text-properties fo:hyphenate="true"/>
    </style:style>
    <style:style style:name="P81" style:parent-style-name="Paragraphedeliste" style:list-style-name="LFO11" style:family="paragraph">
      <style:paragraph-properties style:vertical-align="auto"/>
      <style:text-properties fo:hyphenate="true"/>
    </style:style>
    <style:style style:name="P82" style:parent-style-name="Normal" style:family="paragraph">
      <style:text-properties fo:font-weight="bold" style:font-weight-asian="bold" style:font-weight-complex="bold"/>
    </style:style>
    <style:style style:name="P83" style:parent-style-name="Paragraphedeliste" style:list-style-name="LFO12" style:family="paragraph">
      <style:paragraph-properties style:vertical-align="auto"/>
      <style:text-properties fo:hyphenate="true"/>
    </style:style>
    <style:style style:name="P84" style:parent-style-name="Paragraphedeliste" style:list-style-name="LFO12" style:family="paragraph">
      <style:paragraph-properties style:vertical-align="auto"/>
      <style:text-properties fo:hyphenate="true"/>
    </style:style>
    <style:style style:name="P85" style:parent-style-name="Paragraphedeliste" style:list-style-name="LFO12" style:family="paragraph">
      <style:paragraph-properties style:vertical-align="auto"/>
      <style:text-properties fo:hyphenate="true"/>
    </style:style>
    <style:style style:name="P86" style:parent-style-name="Paragraphedeliste" style:list-style-name="LFO12" style:family="paragraph">
      <style:paragraph-properties style:vertical-align="auto"/>
      <style:text-properties fo:hyphenate="true"/>
    </style:style>
    <style:style style:name="T87" style:parent-style-name="Policepardéfaut" style:family="text">
      <style:text-properties fo:font-weight="bold" style:font-weight-asian="bold"/>
    </style:style>
    <style:style style:name="P88" style:parent-style-name="Paragraphedeliste" style:list-style-name="LFO10" style:family="paragraph">
      <style:paragraph-properties style:vertical-align="auto"/>
      <style:text-properties fo:hyphenate="true"/>
    </style:style>
    <style:style style:name="P89" style:parent-style-name="Paragraphedeliste" style:list-style-name="LFO10" style:family="paragraph">
      <style:paragraph-properties style:vertical-align="auto"/>
      <style:text-properties fo:hyphenate="true"/>
    </style:style>
    <style:style style:name="P90" style:parent-style-name="Paragraphedeliste" style:list-style-name="LFO10" style:family="paragraph">
      <style:paragraph-properties style:vertical-align="auto"/>
      <style:text-properties fo:hyphenate="true"/>
    </style:style>
    <style:style style:name="P91" style:parent-style-name="Normal" style:family="paragraph">
      <style:text-properties fo:font-weight="bold" style:font-weight-asian="bold" style:font-weight-complex="bold" style:language-asian="fr" style:country-asian="FR"/>
    </style:style>
    <style:style style:name="P92" style:parent-style-name="Paragraphedeliste" style:list-style-name="LFO13" style:family="paragraph">
      <style:paragraph-properties style:vertical-align="auto"/>
      <style:text-properties fo:hyphenate="true"/>
    </style:style>
    <style:style style:name="P93" style:parent-style-name="Paragraphedeliste" style:list-style-name="LFO13" style:family="paragraph">
      <style:paragraph-properties style:vertical-align="auto"/>
      <style:text-properties fo:hyphenate="true"/>
    </style:style>
    <style:style style:name="P94" style:parent-style-name="Paragraphedeliste" style:list-style-name="LFO13" style:family="paragraph">
      <style:paragraph-properties style:vertical-align="auto"/>
      <style:text-properties fo:hyphenate="true"/>
    </style:style>
    <style:style style:name="P95" style:parent-style-name="Normal" style:family="paragraph">
      <style:text-properties fo:font-weight="bold" style:font-weight-asian="bold" style:font-weight-complex="bold"/>
    </style:style>
    <style:style style:name="P96" style:parent-style-name="Paragraphedeliste" style:list-style-name="LFO12" style:family="paragraph">
      <style:paragraph-properties style:vertical-align="auto"/>
      <style:text-properties fo:hyphenate="true"/>
    </style:style>
    <style:style style:name="P97" style:parent-style-name="Paragraphedeliste" style:list-style-name="LFO12" style:family="paragraph">
      <style:paragraph-properties style:vertical-align="auto"/>
      <style:text-properties fo:hyphenate="true"/>
    </style:style>
    <style:style style:name="P98" style:parent-style-name="Normal" style:family="paragraph">
      <style:text-properties fo:font-weight="bold" style:font-weight-asian="bold"/>
    </style:style>
    <style:style style:name="P99" style:parent-style-name="Paragraphedeliste" style:list-style-name="LFO14" style:family="paragraph">
      <style:paragraph-properties style:vertical-align="auto"/>
      <style:text-properties fo:hyphenate="true"/>
    </style:style>
    <style:style style:name="P100" style:parent-style-name="Paragraphedeliste" style:list-style-name="LFO14" style:family="paragraph">
      <style:paragraph-properties style:vertical-align="auto"/>
      <style:text-properties fo:hyphenate="true"/>
    </style:style>
    <style:style style:name="P101" style:parent-style-name="Paragraphedeliste" style:list-style-name="LFO14" style:family="paragraph">
      <style:paragraph-properties style:vertical-align="auto"/>
      <style:text-properties fo:hyphenate="true"/>
    </style:style>
    <style:style style:name="P102" style:parent-style-name="Normal" style:family="paragraph">
      <style:text-properties fo:font-weight="bold" style:font-weight-asian="bold"/>
    </style:style>
    <style:style style:name="P103" style:parent-style-name="Paragraphedeliste" style:list-style-name="LFO15" style:family="paragraph">
      <style:paragraph-properties style:vertical-align="auto"/>
      <style:text-properties fo:hyphenate="true"/>
    </style:style>
    <style:style style:name="P104" style:parent-style-name="Paragraphedeliste" style:list-style-name="LFO16" style:family="paragraph">
      <style:paragraph-properties style:vertical-align="auto"/>
      <style:text-properties fo:hyphenate="true"/>
    </style:style>
    <style:style style:name="P105" style:parent-style-name="Paragraphedeliste" style:list-style-name="LFO16" style:family="paragraph">
      <style:paragraph-properties style:vertical-align="auto"/>
      <style:text-properties fo:hyphenate="true"/>
    </style:style>
    <style:style style:name="P106" style:parent-style-name="Normal" style:family="paragraph">
      <style:text-properties fo:font-weight="bold" style:font-weight-asian="bold"/>
    </style:style>
    <style:style style:name="P107" style:parent-style-name="Paragraphedeliste" style:list-style-name="LFO15" style:family="paragraph">
      <style:paragraph-properties style:vertical-align="auto"/>
      <style:text-properties fo:hyphenate="true"/>
    </style:style>
    <style:style style:name="P108" style:parent-style-name="Paragraphedeliste" style:list-style-name="LFO15" style:family="paragraph">
      <style:paragraph-properties style:vertical-align="auto"/>
      <style:text-properties fo:hyphenate="true"/>
    </style:style>
    <style:style style:name="P109" style:parent-style-name="Paragraphedeliste" style:list-style-name="LFO15" style:family="paragraph">
      <style:paragraph-properties style:vertical-align="auto"/>
      <style:text-properties fo:hyphenate="true"/>
    </style:style>
    <style:style style:name="P110" style:parent-style-name="Normal" style:family="paragraph">
      <style:paragraph-properties style:vertical-align="auto"/>
      <style:text-properties fo:hyphenate="true"/>
    </style:style>
    <style:style style:name="P111" style:parent-style-name="Normal" style:family="paragraph">
      <style:text-properties fo:font-weight="bold" style:font-weight-asian="bold"/>
    </style:style>
    <style:style style:name="P112" style:parent-style-name="Paragraphedeliste" style:list-style-name="LFO17" style:family="paragraph">
      <style:paragraph-properties style:vertical-align="auto"/>
      <style:text-properties fo:hyphenate="true"/>
    </style:style>
    <style:style style:name="P113" style:parent-style-name="Paragraphedeliste" style:list-style-name="LFO16" style:family="paragraph">
      <style:paragraph-properties style:vertical-align="auto"/>
      <style:text-properties fo:hyphenate="true"/>
    </style:style>
    <style:style style:name="P114" style:parent-style-name="Paragraphedeliste" style:list-style-name="LFO16" style:family="paragraph">
      <style:paragraph-properties style:vertical-align="auto"/>
      <style:text-properties fo:hyphenate="true"/>
    </style:style>
    <style:style style:name="P115" style:parent-style-name="Normal" style:family="paragraph">
      <style:paragraph-properties style:vertical-align="auto"/>
      <style:text-properties fo:hyphenate="true"/>
    </style:style>
    <style:style style:name="P116" style:parent-style-name="Normal" style:family="paragraph">
      <style:text-properties fo:font-weight="bold" style:font-weight-asian="bold"/>
    </style:style>
    <style:style style:name="P117" style:parent-style-name="Paragraphedeliste" style:list-style-name="LFO18" style:family="paragraph">
      <style:paragraph-properties style:vertical-align="auto"/>
      <style:text-properties fo:hyphenate="true"/>
    </style:style>
    <style:style style:name="P118" style:parent-style-name="Paragraphedeliste" style:list-style-name="LFO18" style:family="paragraph">
      <style:paragraph-properties style:vertical-align="auto"/>
      <style:text-properties fo:hyphenate="true"/>
    </style:style>
    <style:style style:name="P119" style:parent-style-name="Paragraphedeliste" style:list-style-name="LFO18" style:family="paragraph">
      <style:paragraph-properties style:vertical-align="auto"/>
      <style:text-properties fo:hyphenate="true"/>
    </style:style>
    <style:style style:name="P120" style:parent-style-name="Normal" style:family="paragraph">
      <style:paragraph-properties style:vertical-align="auto"/>
      <style:text-properties fo:hyphenate="true"/>
    </style:style>
    <style:style style:name="T121" style:parent-style-name="Policepardéfaut" style:family="text">
      <style:text-properties fo:font-weight="bold" style:font-weight-asian="bold"/>
    </style:style>
    <style:style style:name="P122" style:parent-style-name="Paragraphedeliste" style:list-style-name="LFO19" style:family="paragraph">
      <style:paragraph-properties style:vertical-align="auto"/>
      <style:text-properties fo:hyphenate="true"/>
    </style:style>
    <style:style style:name="P123" style:parent-style-name="Paragraphedeliste" style:list-style-name="LFO19" style:family="paragraph">
      <style:paragraph-properties style:vertical-align="auto"/>
      <style:text-properties fo:hyphenate="true"/>
    </style:style>
    <style:style style:name="P124" style:parent-style-name="Paragraphedeliste" style:list-style-name="LFO19" style:family="paragraph">
      <style:paragraph-properties style:vertical-align="auto"/>
      <style:text-properties fo:hyphenate="true"/>
    </style:style>
    <style:style style:name="P125" style:parent-style-name="Normal" style:family="paragraph">
      <style:text-properties fo:font-weight="bold" style:font-weight-asian="bold" style:font-weight-complex="bold" style:language-asian="fr" style:country-asian="FR"/>
    </style:style>
    <style:style style:name="P126" style:parent-style-name="Paragraphedeliste" style:list-style-name="LFO20" style:family="paragraph">
      <style:paragraph-properties style:vertical-align="auto"/>
      <style:text-properties fo:hyphenate="true"/>
    </style:style>
    <style:style style:name="P127" style:parent-style-name="Paragraphedeliste" style:list-style-name="LFO20" style:family="paragraph">
      <style:paragraph-properties style:vertical-align="auto"/>
      <style:text-properties fo:hyphenate="true"/>
    </style:style>
    <style:style style:name="P128" style:parent-style-name="Paragraphedeliste" style:list-style-name="LFO20" style:family="paragraph">
      <style:paragraph-properties style:vertical-align="auto"/>
      <style:text-properties fo:hyphenate="true"/>
    </style:style>
    <style:style style:name="P129" style:parent-style-name="Normal" style:family="paragraph">
      <style:text-properties fo:font-weight="bold" style:font-weight-asian="bold" style:font-weight-complex="bold"/>
    </style:style>
    <style:style style:name="P130" style:parent-style-name="Paragraphedeliste" style:list-style-name="LFO21" style:family="paragraph">
      <style:paragraph-properties style:vertical-align="auto"/>
      <style:text-properties fo:hyphenate="true"/>
    </style:style>
    <style:style style:name="P131" style:parent-style-name="Paragraphedeliste" style:list-style-name="LFO21" style:family="paragraph">
      <style:paragraph-properties style:vertical-align="auto"/>
      <style:text-properties fo:hyphenate="true"/>
    </style:style>
    <style:style style:name="P132" style:parent-style-name="Normal" style:family="paragraph">
      <style:text-properties fo:font-weight="bold" style:font-weight-asian="bold" style:font-weight-complex="bold"/>
    </style:style>
    <style:style style:name="P133" style:parent-style-name="Paragraphedeliste" style:list-style-name="LFO22" style:family="paragraph">
      <style:paragraph-properties style:vertical-align="auto"/>
      <style:text-properties fo:hyphenate="true"/>
    </style:style>
    <style:style style:name="P134" style:parent-style-name="Paragraphedeliste" style:list-style-name="LFO16" style:family="paragraph">
      <style:paragraph-properties style:vertical-align="auto"/>
      <style:text-properties fo:hyphenate="true"/>
    </style:style>
    <style:style style:name="P135" style:parent-style-name="Paragraphedeliste" style:list-style-name="LFO16" style:family="paragraph">
      <style:paragraph-properties style:vertical-align="auto"/>
      <style:text-properties fo:hyphenate="true"/>
    </style:style>
    <style:style style:name="P136" style:parent-style-name="Paragraphedeliste" style:list-style-name="LFO16" style:family="paragraph">
      <style:paragraph-properties style:vertical-align="auto"/>
      <style:text-properties fo:hyphenate="true"/>
    </style:style>
    <style:style style:name="P137" style:parent-style-name="Paragraphedeliste" style:list-style-name="LFO16" style:family="paragraph">
      <style:paragraph-properties style:vertical-align="auto"/>
      <style:text-properties fo:hyphenate="true"/>
    </style:style>
    <style:style style:name="P138" style:parent-style-name="Paragraphedeliste" style:list-style-name="LFO16" style:family="paragraph">
      <style:paragraph-properties style:vertical-align="auto"/>
      <style:text-properties fo:hyphenate="true"/>
    </style:style>
    <style:style style:name="P139" style:parent-style-name="Normal" style:family="paragraph">
      <style:text-properties fo:font-weight="bold" style:font-weight-asian="bold"/>
    </style:style>
    <style:style style:name="P140" style:parent-style-name="Paragraphedeliste" style:list-style-name="LFO22" style:family="paragraph">
      <style:paragraph-properties style:vertical-align="auto"/>
      <style:text-properties fo:hyphenate="true"/>
    </style:style>
    <style:style style:name="P141" style:parent-style-name="Paragraphedeliste" style:list-style-name="LFO16" style:family="paragraph">
      <style:paragraph-properties style:vertical-align="auto"/>
      <style:text-properties fo:hyphenate="true"/>
    </style:style>
    <style:style style:name="P142" style:parent-style-name="Paragraphedeliste" style:list-style-name="LFO16" style:family="paragraph">
      <style:paragraph-properties style:vertical-align="auto"/>
      <style:text-properties fo:hyphenate="true"/>
    </style:style>
    <style:style style:name="P143" style:parent-style-name="Normal" style:family="paragraph">
      <style:paragraph-properties style:vertical-align="auto"/>
      <style:text-properties fo:hyphenate="true"/>
    </style:style>
    <style:style style:name="T144" style:parent-style-name="Policepardéfaut" style:family="text">
      <style:text-properties fo:font-weight="bold" style:font-weight-asian="bold"/>
    </style:style>
    <style:style style:name="P145" style:parent-style-name="Paragraphedeliste" style:list-style-name="LFO23" style:family="paragraph">
      <style:paragraph-properties style:vertical-align="auto"/>
      <style:text-properties fo:hyphenate="true"/>
    </style:style>
    <style:style style:name="P146" style:parent-style-name="Paragraphedeliste" style:list-style-name="LFO23" style:family="paragraph">
      <style:paragraph-properties style:vertical-align="auto"/>
      <style:text-properties fo:hyphenate="true"/>
    </style:style>
    <style:style style:name="P147" style:parent-style-name="Paragraphedeliste" style:list-style-name="LFO23" style:family="paragraph">
      <style:paragraph-properties style:vertical-align="auto"/>
      <style:text-properties fo:hyphenate="true"/>
    </style:style>
    <style:style style:name="P148" style:parent-style-name="Paragraphedeliste" style:list-style-name="LFO23" style:family="paragraph">
      <style:paragraph-properties style:vertical-align="auto"/>
      <style:text-properties fo:hyphenate="true"/>
    </style:style>
    <style:style style:name="P149" style:parent-style-name="Paragraphedeliste" style:list-style-name="LFO23" style:family="paragraph">
      <style:paragraph-properties style:vertical-align="auto"/>
      <style:text-properties fo:hyphenate="true"/>
    </style:style>
    <style:style style:name="P150" style:parent-style-name="Normal" style:family="paragraph">
      <style:text-properties fo:font-weight="bold" style:font-weight-asian="bold"/>
    </style:style>
    <style:style style:name="P151" style:parent-style-name="Paragraphedeliste" style:list-style-name="LFO24" style:family="paragraph">
      <style:paragraph-properties style:vertical-align="auto"/>
      <style:text-properties fo:hyphenate="true"/>
    </style:style>
    <style:style style:name="P152" style:parent-style-name="Paragraphedeliste" style:list-style-name="LFO25" style:family="paragraph">
      <style:paragraph-properties style:vertical-align="auto"/>
      <style:text-properties fo:hyphenate="true"/>
    </style:style>
    <style:style style:name="P153" style:parent-style-name="Paragraphedeliste" style:list-style-name="LFO25" style:family="paragraph">
      <style:paragraph-properties style:vertical-align="auto"/>
      <style:text-properties fo:hyphenate="true"/>
    </style:style>
    <style:style style:name="P154" style:parent-style-name="Paragraphedeliste" style:list-style-name="LFO25" style:family="paragraph">
      <style:paragraph-properties style:vertical-align="auto"/>
      <style:text-properties fo:hyphenate="true"/>
    </style:style>
    <style:style style:name="P155" style:parent-style-name="Paragraphedeliste" style:list-style-name="LFO25" style:family="paragraph">
      <style:paragraph-properties style:vertical-align="auto"/>
      <style:text-properties fo:hyphenate="true"/>
    </style:style>
    <style:style style:name="P156" style:parent-style-name="Normal" style:family="paragraph">
      <style:text-properties fo:font-weight="bold" style:font-weight-asian="bold"/>
    </style:style>
    <style:style style:name="P157" style:parent-style-name="Paragraphedeliste" style:list-style-name="LFO26" style:family="paragraph">
      <style:paragraph-properties style:vertical-align="auto"/>
      <style:text-properties fo:hyphenate="true"/>
    </style:style>
    <style:style style:name="P158" style:parent-style-name="Paragraphedeliste" style:list-style-name="LFO26" style:family="paragraph">
      <style:paragraph-properties style:vertical-align="auto"/>
      <style:text-properties fo:hyphenate="true"/>
    </style:style>
    <style:style style:name="P159" style:parent-style-name="Normal" style:family="paragraph">
      <style:text-properties fo:font-weight="bold" style:font-weight-asian="bold"/>
    </style:style>
    <style:style style:name="P160" style:parent-style-name="Paragraphedeliste" style:list-style-name="LFO27" style:family="paragraph">
      <style:paragraph-properties style:vertical-align="auto" fo:margin-bottom="0.1388in"/>
      <style:text-properties fo:hyphenate="true"/>
    </style:style>
    <style:style style:name="P161" style:parent-style-name="Paragraphedeliste" style:list-style-name="LFO27" style:family="paragraph">
      <style:paragraph-properties style:vertical-align="auto"/>
      <style:text-properties fo:hyphenate="true"/>
    </style:style>
    <style:style style:name="P162" style:parent-style-name="Normal" style:family="paragraph">
      <style:text-properties fo:font-weight="bold" style:font-weight-asian="bold"/>
    </style:style>
    <style:style style:name="P163" style:parent-style-name="Paragraphedeliste" style:list-style-name="LFO27" style:family="paragraph">
      <style:paragraph-properties style:vertical-align="auto" fo:margin-bottom="0.1388in"/>
      <style:text-properties fo:hyphenate="true"/>
    </style:style>
    <style:style style:name="P164" style:parent-style-name="Paragraphedeliste" style:list-style-name="LFO27" style:family="paragraph">
      <style:paragraph-properties style:vertical-align="auto"/>
      <style:text-properties fo:hyphenate="true"/>
    </style:style>
    <style:style style:name="P165" style:parent-style-name="Paragraphedeliste" style:list-style-name="LFO27" style:family="paragraph">
      <style:paragraph-properties style:vertical-align="auto"/>
      <style:text-properties fo:hyphenate="true"/>
    </style:style>
    <style:style style:name="P166" style:parent-style-name="Paragraphedeliste" style:list-style-name="LFO27" style:family="paragraph">
      <style:paragraph-properties style:vertical-align="auto"/>
      <style:text-properties fo:hyphenate="true"/>
    </style:style>
    <style:style style:name="P167" style:parent-style-name="Normal" style:family="paragraph">
      <style:text-properties fo:font-weight="bold" style:font-weight-asian="bold"/>
    </style:style>
    <style:style style:name="P168" style:parent-style-name="Paragraphedeliste" style:list-style-name="LFO28" style:family="paragraph">
      <style:paragraph-properties style:vertical-align="auto"/>
      <style:text-properties fo:hyphenate="true"/>
    </style:style>
    <style:style style:name="P169" style:parent-style-name="Paragraphedeliste" style:list-style-name="LFO28" style:family="paragraph">
      <style:paragraph-properties style:vertical-align="auto"/>
      <style:text-properties fo:hyphenate="true"/>
    </style:style>
    <style:style style:name="P170" style:parent-style-name="Normal" style:family="paragraph">
      <style:paragraph-properties fo:margin-bottom="0.1388in"/>
    </style:style>
    <style:style style:name="P171" style:parent-style-name="Normal" style:family="paragraph">
      <style:text-properties fo:font-weight="bold" style:font-weight-asian="bold"/>
    </style:style>
    <style:style style:name="P172" style:parent-style-name="Paragraphedeliste" style:list-style-name="LFO29" style:family="paragraph">
      <style:paragraph-properties style:vertical-align="auto" fo:margin-bottom="0.1388in"/>
      <style:text-properties fo:hyphenate="true"/>
    </style:style>
    <style:style style:name="P173" style:parent-style-name="Paragraphedeliste" style:list-style-name="LFO29" style:family="paragraph">
      <style:paragraph-properties style:vertical-align="auto" fo:margin-bottom="0.1388in"/>
      <style:text-properties fo:hyphenate="true"/>
    </style:style>
    <style:style style:name="P174" style:parent-style-name="Paragraphedeliste" style:list-style-name="LFO29" style:family="paragraph">
      <style:paragraph-properties style:vertical-align="auto" fo:margin-bottom="0.1388in"/>
      <style:text-properties fo:hyphenate="true"/>
    </style:style>
    <style:style style:name="P175" style:parent-style-name="Paragraphedeliste" style:list-style-name="LFO29" style:family="paragraph">
      <style:paragraph-properties style:vertical-align="auto" fo:margin-bottom="0.1388in"/>
      <style:text-properties fo:hyphenate="true"/>
    </style:style>
    <style:style style:name="P176" style:parent-style-name="Paragraphedeliste" style:list-style-name="LFO29" style:family="paragraph">
      <style:paragraph-properties style:vertical-align="auto" fo:margin-bottom="0.1388in"/>
      <style:text-properties fo:hyphenate="true"/>
    </style:style>
    <style:style style:name="P177" style:parent-style-name="Normal" style:family="paragraph">
      <style:paragraph-properties style:vertical-align="auto"/>
      <style:text-properties fo:hyphenate="true"/>
    </style:style>
    <style:style style:name="P178" style:parent-style-name="Normal" style:family="paragraph">
      <style:text-properties fo:font-weight="bold" style:font-weight-asian="bold"/>
    </style:style>
    <style:style style:name="P179" style:parent-style-name="Paragraphedeliste" style:list-style-name="LFO30" style:family="paragraph">
      <style:paragraph-properties style:vertical-align="auto" fo:margin-bottom="0.1388in"/>
      <style:text-properties fo:hyphenate="true"/>
    </style:style>
    <style:style style:name="P180" style:parent-style-name="Paragraphedeliste" style:list-style-name="LFO30" style:family="paragraph">
      <style:paragraph-properties style:vertical-align="auto" fo:margin-bottom="0.1388in"/>
      <style:text-properties fo:hyphenate="true"/>
    </style:style>
    <style:style style:name="P181" style:parent-style-name="Paragraphedeliste" style:list-style-name="LFO31" style:family="paragraph">
      <style:paragraph-properties style:vertical-align="auto" fo:margin-bottom="0.1388in"/>
      <style:text-properties fo:hyphenate="true"/>
    </style:style>
    <style:style style:name="P182" style:parent-style-name="Paragraphedeliste" style:list-style-name="LFO31" style:family="paragraph">
      <style:paragraph-properties style:vertical-align="auto" fo:margin-bottom="0.1388in"/>
      <style:text-properties fo:hyphenate="true"/>
    </style:style>
    <style:style style:name="P183" style:parent-style-name="Normal" style:family="paragraph">
      <style:paragraph-properties style:vertical-align="auto"/>
      <style:text-properties fo:hyphenate="true"/>
    </style:style>
    <style:style style:name="T184" style:parent-style-name="Policepardéfaut" style:family="text">
      <style:text-properties fo:font-weight="bold" style:font-weight-asian="bold"/>
    </style:style>
    <style:style style:name="P185" style:parent-style-name="Paragraphedeliste" style:list-style-name="LFO32" style:family="paragraph"/>
    <style:style style:name="P186" style:parent-style-name="Paragraphedeliste" style:list-style-name="LFO32" style:family="paragraph"/>
    <style:style style:name="P187" style:parent-style-name="Paragraphedeliste" style:list-style-name="LFO32" style:family="paragraph"/>
    <style:style style:name="P188" style:parent-style-name="Paragraphedeliste" style:list-style-name="LFO32" style:family="paragraph"/>
    <style:style style:name="P189" style:parent-style-name="Titre2" style:family="paragraph">
      <style:text-properties style:font-weight-complex="bold"/>
    </style:style>
    <style:style style:name="P190" style:parent-style-name="Normal" style:family="paragraph">
      <style:text-properties fo:font-weight="bold" style:font-weight-asian="bold" style:font-weight-complex="bold"/>
    </style:style>
    <style:style style:name="P191" style:parent-style-name="Paragraphedeliste" style:list-style-name="LFO33" style:family="paragraph"/>
    <style:style style:name="P192" style:parent-style-name="Paragraphedeliste" style:list-style-name="LFO32" style:family="paragraph"/>
    <style:style style:name="T193" style:parent-style-name="Policepardéfaut" style:family="text">
      <style:text-properties fo:font-weight="bold" style:font-weight-asian="bold" style:font-weight-complex="bold"/>
    </style:style>
    <style:style style:name="T194" style:parent-style-name="Policepardéfaut" style:family="text">
      <style:text-properties fo:font-weight="bold" style:font-weight-asian="bold" style:font-weight-complex="bold"/>
    </style:style>
    <style:style style:name="P195" style:parent-style-name="Paragraphedeliste" style:list-style-name="LFO32" style:family="paragraph"/>
    <style:style style:name="P196" style:parent-style-name="Paragraphedeliste" style:list-style-name="LFO32" style:family="paragraph"/>
    <style:style style:name="P197" style:parent-style-name="Paragraphedeliste" style:list-style-name="LFO32" style:family="paragraph"/>
    <style:style style:name="P198" style:parent-style-name="Normal" style:family="paragraph">
      <style:text-properties fo:font-weight="bold" style:font-weight-asian="bold" style:font-weight-complex="bold"/>
    </style:style>
    <style:style style:name="P199" style:parent-style-name="Paragraphedeliste" style:list-style-name="LFO34" style:family="paragraph"/>
    <style:style style:name="P200" style:parent-style-name="Paragraphedeliste" style:list-style-name="LFO34" style:family="paragraph"/>
    <style:style style:name="P201" style:parent-style-name="Paragraphedeliste" style:list-style-name="LFO34" style:family="paragraph"/>
    <style:style style:name="P202" style:parent-style-name="Paragraphedeliste" style:list-style-name="LFO34" style:family="paragraph"/>
    <style:style style:name="P203" style:parent-style-name="Normal" style:family="paragraph">
      <style:paragraph-properties style:vertical-align="auto"/>
      <style:text-properties fo:hyphenate="true"/>
    </style:style>
    <style:style style:name="P204" style:parent-style-name="Normal" style:family="paragraph">
      <style:paragraph-properties style:vertical-align="auto"/>
      <style:text-properties fo:hyphenate="true"/>
    </style:style>
    <style:style style:name="P205" style:parent-style-name="Normal" style:family="paragraph">
      <style:text-properties fo:font-weight="bold" style:font-weight-asian="bold" style:font-weight-complex="bold"/>
    </style:style>
    <style:style style:name="P206" style:parent-style-name="Normal" style:family="paragraph">
      <style:text-properties fo:font-weight="bold" style:font-weight-asian="bold" style:font-weight-complex="bold"/>
    </style:style>
    <style:style style:name="P207" style:parent-style-name="Paragraphedeliste" style:list-style-name="LFO35" style:family="paragraph"/>
    <style:style style:name="P208" style:parent-style-name="Paragraphedeliste" style:list-style-name="LFO35" style:family="paragraph"/>
    <style:style style:name="P209" style:parent-style-name="Normal" style:family="paragraph">
      <style:text-properties fo:font-weight="bold" style:font-weight-asian="bold" style:font-weight-complex="bold"/>
    </style:style>
    <style:style style:name="P210" style:parent-style-name="Normal" style:family="paragraph">
      <style:text-properties fo:font-weight="bold" style:font-weight-asian="bold" style:font-weight-complex="bold"/>
    </style:style>
    <style:style style:name="P211" style:parent-style-name="Normal" style:family="paragraph">
      <style:text-properties fo:font-weight="bold" style:font-weight-asian="bold" style:font-weight-complex="bold"/>
    </style:style>
    <style:style style:name="P212" style:parent-style-name="Paragraphedeliste" style:list-style-name="LFO36" style:family="paragraph"/>
    <style:style style:name="P213" style:parent-style-name="Paragraphedeliste" style:list-style-name="LFO36" style:family="paragraph"/>
    <style:style style:name="P214" style:parent-style-name="Paragraphedeliste" style:list-style-name="LFO36" style:family="paragraph"/>
    <style:style style:name="P215" style:parent-style-name="Paragraphedeliste" style:list-style-name="LFO36" style:family="paragraph"/>
    <style:style style:name="P216" style:parent-style-name="Paragraphedeliste" style:list-style-name="LFO36" style:family="paragraph"/>
    <style:style style:name="P217" style:parent-style-name="Paragraphedeliste" style:list-style-name="LFO37" style:family="paragraph"/>
    <style:style style:name="P218" style:parent-style-name="Paragraphedeliste" style:list-style-name="LFO37" style:family="paragraph"/>
    <style:style style:name="P219" style:parent-style-name="Paragraphedeliste" style:list-style-name="LFO37" style:family="paragraph"/>
    <style:style style:name="T220" style:parent-style-name="Policepardéfaut" style:family="text">
      <style:text-properties fo:font-weight="bold" style:font-weight-asian="bold"/>
    </style:style>
    <style:style style:name="P221" style:parent-style-name="Paragraphedeliste" style:list-style-name="LFO32" style:family="paragraph"/>
    <style:style style:name="P222" style:parent-style-name="Paragraphedeliste" style:list-style-name="LFO32" style:family="paragraph"/>
    <style:style style:name="P223" style:parent-style-name="NormalWeb" style:family="paragraph">
      <style:text-properties style:font-name="Calibri" style:font-name-complex="Calibri" fo:color="#000000" fo:font-size="11pt" style:font-size-asian="11pt" style:font-size-complex="11pt"/>
    </style:style>
    <style:style style:name="P224" style:parent-style-name="Titre2" style:family="paragraph">
      <style:text-properties style:font-weight-complex="bold"/>
    </style:style>
    <style:style style:name="T225" style:parent-style-name="Policepardéfaut" style:family="text">
      <style:text-properties fo:font-weight="bold" style:font-weight-asian="bold"/>
    </style:style>
    <style:style style:name="P226" style:parent-style-name="Paragraphedeliste" style:list-style-name="LFO32" style:family="paragraph"/>
    <style:style style:name="P227" style:parent-style-name="Paragraphedeliste" style:list-style-name="LFO32" style:family="paragraph"/>
    <style:style style:name="P228" style:parent-style-name="Normal" style:family="paragraph">
      <style:text-properties fo:font-weight="bold" style:font-weight-asian="bold" style:font-weight-complex="bold"/>
    </style:style>
    <style:style style:name="T229" style:parent-style-name="Policepardéfaut" style:family="text">
      <style:text-properties fo:font-weight="bold" style:font-weight-asian="bold" style:font-weight-complex="bold"/>
    </style:style>
    <style:style style:name="T230" style:parent-style-name="Policepardéfaut" style:family="text">
      <style:text-properties style:font-name-complex="Calibri" style:font-size-complex="11pt"/>
    </style:style>
    <style:style style:name="P231" style:parent-style-name="Normal" style:family="paragraph">
      <style:text-properties fo:font-weight="bold" style:font-weight-asian="bold" style:font-weight-complex="bold"/>
    </style:style>
    <style:style style:name="P232" style:parent-style-name="Paragraphedeliste" style:list-style-name="LFO38" style:family="paragraph"/>
    <style:style style:name="P233" style:parent-style-name="Paragraphedeliste" style:list-style-name="LFO39" style:family="paragraph"/>
    <style:style style:name="P234" style:parent-style-name="Paragraphedeliste" style:list-style-name="LFO39" style:family="paragraph"/>
    <style:style style:name="P235" style:parent-style-name="Paragraphedeliste" style:list-style-name="LFO39" style:family="paragraph"/>
    <style:style style:name="P236" style:parent-style-name="Paragraphedeliste" style:list-style-name="LFO39" style:family="paragraph"/>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4f81bd"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2336" draw:name="Groupe 149" draw:id="id2" draw:style-name="a3" text:anchor-type="paragraph"><svg:title/><svg:desc/><draw:custom-shape svg:x="0.24375in" svg:y="-0.68125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68125in" svg:width="7.77917in" svg:height="1.4125in" draw:id="id1" draw:style-name="a2" draw:name="Rectangle 151"><svg:title/><svg:desc/><draw:enhanced-geometry draw:type="non-primitive" svg:viewBox="0 0 21600 21600" draw:enhanced-path="M 0 0 L 21600 0 21600 21600 0 21600 Z N"/></draw:custom-shape></draw:g><draw:frame draw:z-index="251660288" draw:id="id3" draw:style-name="a4" draw:name="Zone de texte 152" text:anchor-type="paragraph" svg:x="0.24375in" svg:y="8.61458in" svg:width="7.78056in" svg:height="1.06667in" style:rel-width="scale" style:rel-height="scale"><draw:text-box><text:p text:style-name="P4"><text:span text:style-name="T5">Cyril Seguenot</text:span></text:p><text:p text:style-name="P6"><text:span text:style-name="T7"><text:date style:data-style-name="N8">2020</text:date></text:span></text:p></draw:text-box><svg:title/><svg:desc/></draw:frame><draw:frame draw:z-index="251661312" draw:id="id4" draw:style-name="a5" draw:name="Zone de texte 153" text:anchor-type="paragraph" svg:x="0.24375in" svg:y="7.23542in" svg:width="7.78056in" svg:height="0.41181in" style:rel-width="scale" style:rel-height="scale"><draw:text-box><text:p text:style-name="P9">Résumé</text:p><text:p text:style-name="P10"><text:span text:style-name="T11">Support d’accompagnement d’une formation faite en présentiel</text:span></text:p></draw:text-box><svg:title/><svg:desc/></draw:frame><draw:frame draw:z-index="251659264" draw:id="id5" draw:style-name="a6" draw:name="Zone de texte 154" text:anchor-type="paragraph" svg:x="0.24375in" svg:y="2.55764in" svg:width="7.78056in" svg:height="4.2375in" style:rel-width="scale" style:rel-height="scale"><draw:text-box><text:p text:style-name="P12"><text:span text:style-name="T13">Web API</text:span></text:p><text:p text:style-name="P14"><text:span text:style-name="T15">Exercices</text:span></text:p></draw:text-box><svg:title/><svg:desc/></draw:frame></text:p>
      <text:p text:style-name="P16"/>
      <text:p text:style-name="Normal"/>
      <text:p text:style-name="P17">Table des matières</text:p>
      <text:table-of-content text:name="_TOC0">
        <text:table-of-content-source text:outline-level="2"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source>
        <text:index-body>
          <text:p text:style-name="P18"><text:a xlink:href="#_Toc25674649" office:target-frame-name="_top" xlink:show="replace"><text:span text:style-name="Lienhypertexte">API Web avec données en<text:s/></text:span><text:span text:style-name="Lienhypertexte">mémoire</text:span><text:tab/>2</text:a></text:p>
          <text:p text:style-name="P19"><text:a xlink:href="#_Toc25674650" office:target-frame-name="_top" xlink:show="replace"><text:span text:style-name="Lienhypertexte">API web avec fichiers XML</text:span><text:tab/>3</text:a></text:p>
          <text:p text:style-name="P20"><text:a xlink:href="#_Toc25674651" office:target-frame-name="_top" xlink:show="replace"><text:span text:style-name="Lienhypertexte">TodoList</text:span><text:tab/>3</text:a></text:p>
          <text:p text:style-name="P21"><text:a xlink:href="#_Toc25674652" office:target-frame-name="_top" xlink:show="replace"><text:span text:style-name="Lienhypertexte">Ciqual</text:span><text:tab/>5</text:a></text:p>
          <text:p text:style-name="P22"><text:a xlink:href="#_Toc25674653" office:target-frame-name="_top" xlink:show="replace"><text:span text:style-name="Lienhypertexte">API Web avec ADO.Net</text:span><text:tab/>9</text:a></text:p>
          <text:p text:style-name="P23"><text:a xlink:href="#_Toc25674654" office:target-frame-name="_top" xlink:show="replace"><text:span text:style-name="Lienhypertexte">Appli cliente .Net Core</text:span><text:tab/>9</text:a></text:p>
        </text:index-body>
      </text:table-of-content>
      <text:p text:style-name="Normal"/>
      <text:p text:style-name="Normal"/>
      <text:p text:style-name="Normal"/>
      <text:p text:style-name="Normal">Toute représentation ou reproduction intégrale ou partielle faite sans le consentement de l’auteur ou de ses ayants droit ou ayants cause est illicite selon le Code de la propriété intellectuelle<text:s/>(Art L 122-4) et constitue une contrefaçon réprimée par le Code pénal.<text:s/></text:p>
      <text:p text:style-name="Normal">Seules sont autorisées (Art L122-5) les copies ou reproductions strictement réservées à l’usage privé du copiste et non destinées à une utilisation collective, ainsi que les analyses<text:s/>et courtes citations justifiées par le caractère critique, pédagogique ou d’information de l’œuvre à laquelle elles sont incorporées, sous réserve, toutefois, du respect des dispositions des articles L 122-10 à L 122-12 du même Code, relatives à la reproduction par reprographie.</text:p>
      <text:p text:style-name="Pieddepage">©Cyril Seguenot<text:s/><text:modification-date style:data-style-name="N24">2020</text:modification-date></text:p>
      <text:p text:style-name="P25"/>
      <text:h text:style-name="Titre1" text:outline-level="1"><text:bookmark-start text:name="_Toc25674649"/><text:bookmark-start text:name="_Toc21108296"/>API Web avec données en mémoire<text:bookmark-end text:name="_Toc25674649"/></text:h>
      <text:p text:style-name="Normal"><text:span text:style-name="T26">Objectifs</text:span> : apprendre à :</text:p>
      <text:list text:style-name="LFO1" text:continue-numbering="true">
        <text:list-item>
          <text:p text:style-name="P27">Créer une API web simple avec stockage des données en mémoire</text:p>
        </text:list-item>
        <text:list-item>
          <text:p text:style-name="P28">La tester avec les outils du navigateur</text:p>
        </text:list-item>
      </text:list>
      <text:p text:style-name="Normal"/>
      <text:p text:style-name="Normal">Il s’agit de créer un API<text:s/>de gestion d’une liste de tâches.</text:p>
      <text:p text:style-name="P29">Etape 1 : Création de la solution et du projet</text:p>
      <text:p text:style-name="Normal">Créer une solution nommée ExercicesWebAPI si elle n’existe pas déjà et y ajouter un projet ASP.Net Core nommé TodoListAPI et de type API.</text:p>
      <text:p text:style-name="P30">Etape 2 : Modification du contrôleur<text:s/>par défaut</text:p>
      <text:list text:style-name="LFO2" text:continue-numbering="true">
        <text:list-item>
          <text:p text:style-name="P31">Renommer la classe et le fichier WeatherForecastController en TodoListController</text:p>
        </text:list-item>
        <text:list-item>
          <text:p text:style-name="P32">Dans le fichier LaunchSettings.json, faire en sorte que ce contrôleur soit utilisé par défaut au lancement de l’appli</text:p>
        </text:list-item>
        <text:list-item>
          <text:p text:style-name="P33">Lancer l’appli et vérifier qu’elle<text:s/>affiche toujours le résultat de la première action du contrôleur</text:p>
        </text:list-item>
      </text:list>
      <text:p text:style-name="P34">Etape 3 : Création du modèle</text:p>
      <text:p text:style-name="Normal">Nous allons créer un modèle pour les tâches. Pour cela :</text:p>
      <text:list text:style-name="LFO3" text:continue-numbering="true">
        <text:list-item>
          <text:p text:style-name="P35">Créer un dossier Models à la racine du projet</text:p>
        </text:list-item>
        <text:list-item>
          <text:p text:style-name="P36">Dans ce dossier, créer une classe POCO nommée Tache avec les propriétés suivantes :<text:line-break/>Id (entier), Description, DateCreation, DateEcheance, Priorite(entier), Terminee (booléen)</text:p>
        </text:list-item>
      </text:list>
      <text:p text:style-name="P37">Etape 4 : Création du contexte de données</text:p>
      <text:list text:style-name="LFO4" text:continue-numbering="true">
        <text:list-item>
          <text:p text:style-name="P38">Créer un dossier Data à la racine du projet</text:p>
        </text:list-item>
        <text:list-item>
          <text:p text:style-name="P39">Ajouter une classe TodoListMemContext pour la gestion<text:s/>des données en mémoire</text:p>
        </text:list-item>
      </text:list>
      <text:list text:style-name="LFO3" text:continue-numbering="true">
        <text:list-item>
          <text:p text:style-name="P40">Ajouter un champ privé statique représentant une liste de tâches</text:p>
        </text:list-item>
        <text:list-item>
          <text:p text:style-name="P41">Dans le constructeur statique, instancier la liste et, en utilisant une boucle for, y ajouter 3 tâches arbitraires.</text:p>
        </text:list-item>
      </text:list>
      <text:p text:style-name="Normal">Indication : pour générer des dates, utiliser la syntaxe suivante :</text:p>
      <text:p text:style-name="Code"><text:span text:style-name="T42">DateTime</text:span><text:span text:style-name="T43">.Today.</text:span><text:span text:style-name="T44">AddDays</text:span><text:span text:style-name="T45">(...)</text:span></text:p>
      <text:p text:style-name="P46">Etape 5 : Affichage de la liste des tâches</text:p>
      <text:list text:style-name="LFO5" text:continue-numbering="true">
        <text:list-item>
          <text:p text:style-name="P47">Dans le contexte, ajouter une méthode GetTaches qui renvoie la liste des tâches</text:p>
        </text:list-item>
        <text:list-item>
          <text:p text:style-name="P48">L’appeler dans la première action du contrôleur</text:p>
        </text:list-item>
        <text:list-item>
          <text:p text:style-name="P49">Vérifier dans un navigateur que les<text:s/>tâches et toutes leurs propriétés s’affichent bien</text:p>
        </text:list-item>
        <text:list-item>
          <text:p text:style-name="P50">Si ce n’est pas le cas, poser un point d’arrêt et déboguer</text:p>
        </text:list-item>
      </text:list>
      <text:p text:style-name="P51">Etape 6 : Affichage d’une tâche particulière</text:p>
      <text:list text:style-name="LFO6" text:continue-numbering="true">
        <text:list-item>
          <text:p text:style-name="P52">Modifier la seconde action du contrôleur pour qu’elle renvoie la tâche dont l’id est passé en paramètre de la requête.</text:p>
        </text:list-item>
        <text:list-item>
          <text:p text:style-name="P53">Tester dans le navigateur<text:bookmark-end text:name="_Toc21108296"/></text:p>
        </text:list-item>
      </text:list>
      <text:p text:style-name="P54">Etape 7 : Création d’une tâche</text:p>
      <text:list text:style-name="LFO7" text:continue-numbering="true">
        <text:list-item>
          <text:p text:style-name="P55">Dans le contexte, ajouter une méthode AjouterTache permettant d’ajouter à la liste la tâche qu’on lui passe en paramètre</text:p>
        </text:list-item>
        <text:list-item>
          <text:p text:style-name="P56">Dans le contrôleur, modifier l’action POST pour qu’elle prenne une tâche en paramètre et qu’elle appelle la méthode AjouterTache.</text:p>
        </text:list-item>
        <text:list-item>
          <text:p text:style-name="P57">Pour tester cette action, dans le module RestClient de Firefox, lancer une requête de type POST à l’url de l’API<text:s/></text:p>
        </text:list-item>
      </text:list>
      <text:list text:style-name="LFO8" text:continue-numbering="true">
        <text:list-item>
          <text:p text:style-name="P58">Appeler l’action GetTaches pour vérifier que la tâche est bien ajoutée à<text:s/>la liste</text:p>
        </text:list-item>
      </text:list>
      <text:p text:style-name="P59">Etape 8 : modification d’une tâche</text:p>
      <text:list text:style-name="LFO9" text:continue-numbering="true">
        <text:list-item>
          <text:p text:style-name="P60">Dans le contexte, ajouter une méthode ModifierTache permettant de :</text:p>
          <text:list text:continue-numbering="true">
            <text:list-item>
              <text:p text:style-name="P61">Rechercher dans la liste la tâche ayant le même id que celle qu’on lui passe en paramètre</text:p>
            </text:list-item>
            <text:list-item>
              <text:p text:style-name="P62">Remplacer cette tâche par celle qu’on lui passe en<text:s/>paramètre</text:p>
            </text:list-item>
          </text:list>
        </text:list-item>
        <text:list-item>
          <text:p text:style-name="P63">Dans la méthode PUT du contrôleur, appeler la méthode ModifierTache</text:p>
        </text:list-item>
        <text:list-item>
          <text:p text:style-name="P64">Tester la requête dans le module RestClient en modifiant la tâche ajoutée précédemment. Attention à bien spécifier son id dans l’url et à vérifier le statut dans l’en-tête de la<text:s/>réponse.</text:p>
        </text:list-item>
      </text:list>
      <text:p text:style-name="P65">Etape 9 : suppression d’une tâche</text:p>
      <text:list text:style-name="LFO9" text:continue-numbering="true">
        <text:list-item>
          <text:p text:style-name="P66">Dans le contexte, ajouter une méthode SupprimerTache permettant de supprimer de la liste la tâche dont l’id est passé en paramètre.</text:p>
        </text:list-item>
        <text:list-item>
          <text:p text:style-name="P67">Dans la méthode DELETE du contrôleur, appeler la méthode SupprimerTache</text:p>
        </text:list-item>
        <text:list-item>
          <text:p text:style-name="P68">Tester dans le module RestClient la suppression de la tâche ajoutée précédemment</text:p>
        </text:list-item>
      </text:list>
      <text:p text:style-name="Normal"/>
      <text:h text:style-name="Titre1" text:outline-level="1"><text:bookmark-start text:name="_Toc25932467"/>Northwind 2 avec SqlCommand<text:bookmark-end text:name="_Toc25932467"/></text:h>
      <text:p text:style-name="Normal"><text:span text:style-name="T69">Objectifs</text:span> : apprendre à :<text:s/></text:p>
      <text:list text:style-name="LFO10" text:continue-numbering="true">
        <text:list-item>
          <text:p text:style-name="P70">Créer une API Web complète exploitant une base de données</text:p>
        </text:list-item>
        <text:list-item>
          <text:p text:style-name="P71">Exécuter différents types de requêtes SQL à l’aide d’ADO.Net</text:p>
        </text:list-item>
        <text:list-item>
          <text:p text:style-name="P72">Utiliser<text:s/>différents types de paramètres et de réponses pour les actions de l’API</text:p>
        </text:list-item>
        <text:list-item>
          <text:p text:style-name="P73">Tester l’API avec le module RestClient de Firefox</text:p>
        </text:list-item>
      </text:list>
      <text:h text:style-name="P74" text:outline-level="2"><text:bookmark-start text:name="_Toc25932468"/>Mise en place du projet<text:bookmark-end text:name="_Toc25932468"/></text:h>
      <text:p text:style-name="Normal"><text:span text:style-name="T75">Objectifs</text:span> : apprendre à :<text:s/></text:p>
      <text:list text:style-name="LFO10" text:continue-numbering="true">
        <text:list-item>
          <text:p text:style-name="P76">Gérer la connexion à une base de données</text:p>
        </text:list-item>
        <text:list-item>
          <text:p text:style-name="P77">Créer et référencer un contexte de<text:s/>données</text:p>
        </text:list-item>
      </text:list>
      <text:p text:style-name="P78">Etape 1 : Création du projet</text:p>
      <text:p text:style-name="Normal">Dans la solution ExercicesWebAPI, ajouter un projet de web API ASP.Net Core nommé Northwind2API-ADO et le définir comme projet de démarrage.</text:p>
      <text:p text:style-name="P79">Etape 2 : Connexion à la base</text:p>
      <text:list text:style-name="LFO11" text:continue-numbering="true">
        <text:list-item>
          <text:p text:style-name="P80">Dans le fichier<text:s/>appsettings.json, ajouter une connexion à la base Northwind2, nommée Northwind2Connect.</text:p>
        </text:list-item>
        <text:list-item>
          <text:p text:style-name="P81">Dans la classe Startup, faire en sorte que les paramètres contenus dans ce fichier soient accessibles dans l’application sous forme de singleton.</text:p>
        </text:list-item>
      </text:list>
      <text:p text:style-name="P82">Etape 3 : Création du<text:s/>contexte de données</text:p>
      <text:list text:style-name="LFO12" text:continue-numbering="true">
        <text:list-item>
          <text:p text:style-name="P83">A la racine du projet, créer un dossier Data</text:p>
        </text:list-item>
        <text:list-item>
          <text:p text:style-name="P84">Y ajouter une classe Northwind2Context, destinée à fournir les méthodes d’interface avec la base de données.</text:p>
        </text:list-item>
        <text:list-item>
          <text:p text:style-name="P85">Ajouter à cette classe un constructeur qui lui fournira le singleton des paramètres.</text:p>
        </text:list-item>
        <text:list-item>
          <text:p text:style-name="P86">Dans Startup.cs, ajouter le contexte à la liste des services de l’application, afin qu’on puisse l’utiliser dans les contrôleurs grâce au mécanisme d’injection de dépendance.</text:p>
        </text:list-item>
      </text:list>
      <text:p text:style-name="Normal"/>
      <text:h text:style-name="Titre2" text:outline-level="2"><text:bookmark-start text:name="_Toc25932469"/>Données des fournisseurs<text:bookmark-end text:name="_Toc25932469"/></text:h>
      <text:p text:style-name="Normal"><text:span text:style-name="T87">Objectifs</text:span> : apprendre à :<text:s/></text:p>
      <text:list text:style-name="LFO10" text:continue-numbering="true">
        <text:list-item>
          <text:p text:style-name="P88">Exécuter différents types<text:s/>de requêtes select sur une base SQL Server avec ADO.Net</text:p>
        </text:list-item>
        <text:list-item>
          <text:p text:style-name="P89">Gérer les valeurs nulles</text:p>
        </text:list-item>
        <text:list-item>
          <text:p text:style-name="P90">Paramétrer les actions dans une API ASP.Net Core et les tester</text:p>
        </text:list-item>
      </text:list>
      <text:p text:style-name="Normal">Nous souhaitons récupérer des informations relatives aux fournisseurs.</text:p>
      <text:p text:style-name="P91">Etape 1 : Création d’un contrôleur</text:p>
      <text:list text:style-name="LFO13" text:continue-numbering="true">
        <text:list-item>
          <text:p text:style-name="P92">Créer<text:s/>un contrôleur d’API vide nommé SuppliersController</text:p>
        </text:list-item>
        <text:list-item>
          <text:p text:style-name="P93">Enlever le segment « api » du modèle de route</text:p>
        </text:list-item>
        <text:list-item>
          <text:p text:style-name="P94">Ajouter un constructeur qui prend en paramètre un contexte de données Northwind2Context</text:p>
        </text:list-item>
      </text:list>
      <text:p text:style-name="P95">Etape 2 : Création d’une entité</text:p>
      <text:list text:style-name="LFO12" text:continue-numbering="true">
        <text:list-item>
          <text:p text:style-name="P96">Dans le dossier Models, créer un fichier Entities.cs contenant lui-même une classe Supplier</text:p>
        </text:list-item>
        <text:list-item>
          <text:p text:style-name="P97">Dans cette classe, ajouter les propriétés correspondant aux colonnes SupplierId et CompanyName de la table Supplier</text:p>
        </text:list-item>
      </text:list>
      <text:p text:style-name="P98">Etape 3 : liste des pays des fournisseurs</text:p>
      <text:list text:style-name="LFO14" text:continue-numbering="true">
        <text:list-item>
          <text:p text:style-name="P99">Dans la classe de contexte, créer une méthode GetCountries qui renvoie la liste des pays des fournisseurs (sans doublons)</text:p>
        </text:list-item>
        <text:list-item>
          <text:p text:style-name="P100">Dans le contrôleur, ajouter une action de même nom qui appelle la méthode du contexte</text:p>
        </text:list-item>
        <text:list-item>
          <text:p text:style-name="P101">Appeler cette action en saisissant l’url adéquate dans le navigateur</text:p>
        </text:list-item>
      </text:list>
      <text:p text:style-name="P102">Etape 4 : liste des<text:s/>fournisseurs d’un pays donné</text:p>
      <text:list text:style-name="LFO15" text:continue-numbering="true">
        <text:list-item>
          <text:p text:style-name="P103">Dans le contexte, créer une méthode GetSuppliers qui renvoie la liste des fournisseurs (Id et nom d’entreprise) d’un pays passé en paramètre.</text:p>
        </text:list-item>
      </text:list>
      <text:list text:style-name="LFO16" text:continue-numbering="true">
        <text:list-item>
          <text:p text:style-name="P104">Dans le contrôleur, ajouter une action de même nom, et faire en sorte que le pays soit spécifié par un segment d’url</text:p>
        </text:list-item>
        <text:list-item>
          <text:p text:style-name="P105">Tester cette action pour différents pays en saisissant les url adéquates dans le navigateur</text:p>
        </text:list-item>
      </text:list>
      <text:p text:style-name="P106">Etape 5 : sites web des fournisseurs</text:p>
      <text:list text:style-name="LFO15" text:continue-numbering="true">
        <text:list-item>
          <text:p text:style-name="P107">Dans l’entité Supplier, ajouté une propriété HomePage pour stocker l’url du site web du fournisseur</text:p>
        </text:list-item>
        <text:list-item>
          <text:p text:style-name="P108">Dans la méthode GetSuppliers du contexte, faire en sorte de récupérer cette information.</text:p>
        </text:list-item>
        <text:list-item>
          <text:p text:style-name="P109">Tester à nouveau l’action GetSuppliers du contrôleur</text:p>
        </text:list-item>
      </text:list>
      <text:p text:style-name="P110"/>
      <text:p text:style-name="P111">Etape 6 : Nombre de produits proposés par un fournisseur</text:p>
      <text:list text:style-name="LFO17" text:continue-numbering="true">
        <text:list-item>
          <text:p text:style-name="P112">Dans le contexte, créer une méthode GetProductsCount qui renvoie le nombre de produits fournis par un fournisseur dont l’id est passé en paramètre.</text:p>
        </text:list-item>
      </text:list>
      <text:list text:style-name="LFO16" text:continue-numbering="true">
        <text:list-item>
          <text:p text:style-name="P113">Dans le contrôleur, ajouter une action de même nom, et faire en sorte que l’id soit récupéré dans les paramètres de l’url</text:p>
        </text:list-item>
        <text:list-item>
          <text:p text:style-name="P114">Tester cette action pour différents fournisseurs en saisissant les url adéquates dans le navigateur</text:p>
        </text:list-item>
      </text:list>
      <text:p text:style-name="P115"/>
      <text:p text:style-name="P116">Etape 7 : créer et utiliser une fonction sql</text:p>
      <text:list text:style-name="LFO18" text:continue-numbering="true">
        <text:list-item>
          <text:p text:style-name="P117">Dans la base de données, créer une fonction sql ufn_GetProductsCount qui renvoie le nombre de produits fournis par l’ensemble des<text:s/>fournisseurs du pays choisi.</text:p>
        </text:list-item>
        <text:list-item>
          <text:p text:style-name="P118">Dans le contexte, modifier GetProductsCount pour qu’elle appelle la fonction sql.</text:p>
        </text:list-item>
        <text:list-item>
          <text:p text:style-name="P119">Tester</text:p>
        </text:list-item>
      </text:list>
      <text:p text:style-name="P120"/>
      <text:h text:style-name="Titre2" text:outline-level="2"><text:bookmark-start text:name="_Toc25932470"/>Données des produits<text:bookmark-end text:name="_Toc25932470"/></text:h>
      <text:p text:style-name="Normal"><text:span text:style-name="T121">Objectifs</text:span> : apprendre à :</text:p>
      <text:list text:style-name="LFO19" text:continue-numbering="true">
        <text:list-item>
          <text:p text:style-name="P122">Utiliser l’opérateur LIKE avec une valeur paramétrable dans une requête SQL.</text:p>
        </text:list-item>
        <text:list-item>
          <text:p text:style-name="P123">Renvoyer différents types de résultats dans les actions d’une API ASP.Net Core</text:p>
        </text:list-item>
        <text:list-item>
          <text:p text:style-name="P124">Paramétrer les actions et les tester</text:p>
        </text:list-item>
      </text:list>
      <text:p text:style-name="Normal">Nous souhaitons récupérer des informations relatives aux produits</text:p>
      <text:p text:style-name="P125">Etape 1 : Création d’un contrôleur</text:p>
      <text:list text:style-name="LFO20" text:continue-numbering="true">
        <text:list-item>
          <text:p text:style-name="P126">Créer un contrôleur d’API avec actions<text:s/>de lecture / écriture nommé ProductsController</text:p>
        </text:list-item>
        <text:list-item>
          <text:p text:style-name="P127">Enlever le segment « api » du modèle de route</text:p>
        </text:list-item>
        <text:list-item>
          <text:p text:style-name="P128">Ajouter un constructeur qui prend en paramètre un contexte de données Northwind2Context</text:p>
        </text:list-item>
      </text:list>
      <text:p text:style-name="P129">Etape 2 : Création des entités</text:p>
      <text:list text:style-name="LFO21" text:continue-numbering="true">
        <text:list-item>
          <text:p text:style-name="P130">Créer une classe Product avec les propriétés<text:s/>correspondant aux 6 premières colonnes de la table<text:s/></text:p>
        </text:list-item>
        <text:list-item>
          <text:p text:style-name="P131">Créer une classe Category avec les propriétés correspondant aux colonnes de la table pour Id, nom et description</text:p>
        </text:list-item>
      </text:list>
      <text:p text:style-name="P132">Etape 3 : Recherche de produits par morceau du nom</text:p>
      <text:list text:style-name="LFO22" text:continue-numbering="true">
        <text:list-item>
          <text:p text:style-name="P133">Dans le contexte, créer une méthode FindProducts permettant de récupérer les produits dont le nom contient une chaîne passée en paramètre. Les produits seront triés par ordre alphabétique de leur nom</text:p>
        </text:list-item>
      </text:list>
      <text:list text:style-name="LFO16" text:continue-numbering="true">
        <text:list-item>
          <text:p text:style-name="P134">Dans le contrôleur, ajouter une action de même nom. La chaîne recherchée doit être récupérée dans la partie paramètres de l’url.</text:p>
        </text:list-item>
        <text:list-item>
          <text:p text:style-name="P135">Implémenter les règles de gestion suivantes :</text:p>
          <text:list text:continue-numbering="true">
            <text:list-item>
              <text:p text:style-name="P136">Si la chaîne contient moins de 3 lettres, l’action doit renvoyer le résultat de code http 400 Bad Request.</text:p>
            </text:list-item>
            <text:list-item>
              <text:p text:style-name="P137">Si aucun produit ne contient la chaîne recherchée, l’action doit renvoyer le résultat de code http 404 NoFound</text:p>
            </text:list-item>
          </text:list>
        </text:list-item>
        <text:list-item>
          <text:p text:style-name="P138">Tester cette action dans les différents cas</text:p>
        </text:list-item>
      </text:list>
      <text:p text:style-name="P139">Etape 4 : Récupération d’un produit d’id donné</text:p>
      <text:soft-page-break/>
      <text:list text:style-name="LFO22" text:continue-numbering="true">
        <text:list-item>
          <text:p text:style-name="P140">Dans le contexte, créer une méthode GetProduct permettant de récupérer le produit dont l’id est passé en paramètre</text:p>
        </text:list-item>
      </text:list>
      <text:list text:style-name="LFO16" text:continue-numbering="true">
        <text:list-item>
          <text:p text:style-name="P141">Dans le<text:s/>contrôleur, ajouter une action de même nom, et faire en sorte que l’id soit récupéré dans un segment d’url. Si aucun produit ne correspond à l’id spécifié, renvoyé un résultat de code http 404 Not Found</text:p>
        </text:list-item>
        <text:list-item>
          <text:p text:style-name="P142">Tester l’action pour différentes valeurs d’Id de catégorie.</text:p>
        </text:list-item>
      </text:list>
      <text:p text:style-name="P143"/>
      <text:h text:style-name="Titre2" text:outline-level="2"><text:bookmark-start text:name="_Toc25932471"/>Opérations CRUD sur les produits<text:bookmark-end text:name="_Toc25932471"/></text:h>
      <text:p text:style-name="Normal"><text:span text:style-name="T144">Objectifs</text:span> : apprendre à :</text:p>
      <text:list text:style-name="LFO23" text:continue-numbering="true">
        <text:list-item>
          <text:p text:style-name="P145">Exécuter des requêtes SQL CRUD avec ADO.Net</text:p>
        </text:list-item>
        <text:list-item>
          <text:p text:style-name="P146">Gérer les erreurs SQL</text:p>
        </text:list-item>
        <text:list-item>
          <text:p text:style-name="P147">Mettre en œuvre une transaction</text:p>
        </text:list-item>
        <text:list-item>
          <text:p text:style-name="P148">Paramétrer les actions d’une API ASP.Net Core et les tester</text:p>
        </text:list-item>
        <text:list-item>
          <text:p text:style-name="P149">Gérer différents types de<text:s/>résultats dans les actions<text:s/></text:p>
        </text:list-item>
      </text:list>
      <text:p text:style-name="P150">Etape 1 : Création d’un nouveau produit</text:p>
      <text:list text:style-name="LFO24" text:continue-numbering="true">
        <text:list-item>
          <text:p text:style-name="P151">Dans le contexte, ajouter une méthode CreateProduct qui insère dans la table Product le produit passé en paramètre.</text:p>
        </text:list-item>
      </text:list>
      <text:list text:style-name="LFO25" text:continue-numbering="true">
        <text:list-item>
          <text:p text:style-name="P152">Dans l’action Post du contrôleur :</text:p>
          <text:list text:continue-numbering="true">
            <text:list-item>
              <text:p text:style-name="P153">Si le nom du produit n’est pas renseigné ou que les id de catégorie et de fournisseur sont nuls (valeur par défaut du type), renvoyer le résultat de code http 400 Bad Request.<text:line-break/>NB/ ProductId est un champ auto-incrémenté dans la base</text:p>
            </text:list-item>
            <text:list-item>
              <text:p text:style-name="P154">Appeler la méthode CreateProduct</text:p>
            </text:list-item>
            <text:list-item>
              <text:p text:style-name="P155">Si le produit a bien été créé dans la base, renvoyer un résultat de code http 201 avec l’url d’accès au produit et le produit lui-même. Sinon, renvoyer le résultat de code 400</text:p>
            </text:list-item>
          </text:list>
        </text:list-item>
      </text:list>
      <text:p text:style-name="P156">Etape 2 : test de l’action</text:p>
      <text:p text:style-name="Normal">A l’aide du module RestClient de Firefox, générer une requête http qui<text:s/>appelle l’action créée précédemment.</text:p>
      <text:p text:style-name="Normal">Indications :</text:p>
      <text:list text:style-name="LFO26" text:continue-numbering="true">
        <text:list-item>
          <text:p text:style-name="P157">Ne pas oublier l’en-tête suivant dans la requête http : « content-type : application/json »</text:p>
        </text:list-item>
        <text:list-item>
          <text:p text:style-name="P158">Pour faciliter l’écriture du flux JSON correspondant au nouveau produit, vous pouvez vous inspirer du résultat renvoyé par la méthode GetProduitsCategories créée dans l’exercice précédent</text:p>
        </text:list-item>
      </text:list>
      <text:p text:style-name="P159">Etape 3 : Mise à jour d’un produit</text:p>
      <text:soft-page-break/>
      <text:list text:style-name="LFO27" text:continue-numbering="true">
        <text:list-item>
          <text:p text:style-name="P160">Dans le contexte, ajouter une méthode UpdateProduct, qui met à jour dans la base le produit passé en paramètre</text:p>
        </text:list-item>
        <text:list-item>
          <text:p text:style-name="P161">Dans l’action Put du<text:s/>contrôleur, implémenter les mêmes contrôles sur le produit que dans l’action Post, et vérifier en plus que l’id passé en paramètre est &gt; 0 et correspond à celui de l’entité passée en paramètre. Après mise à jour du produit dans la base renvoyer une réponse<text:s/>avec le code http 200 et un corps vide.</text:p>
        </text:list-item>
      </text:list>
      <text:p text:style-name="P162">Etape 4 : Suppression d’un produit</text:p>
      <text:list text:style-name="LFO27" text:continue-numbering="true">
        <text:list-item>
          <text:p text:style-name="P163">Dans le contexte, ajouter une méthode DeleteProduct, qui supprime dans la base le produit dont l’id est passé en paramètre et qui renvoie le nombre de ligne supprimées (0 ou 1).</text:p>
        </text:list-item>
        <text:list-item>
          <text:p text:style-name="P164">Dans l’action Delete du contrôleur, appeler la méthode précédente et renvoyer une réponse avec le code http :</text:p>
          <text:list text:continue-numbering="true">
            <text:list-item>
              <text:p text:style-name="P165">204 No content si le produit a été supprimé</text:p>
            </text:list-item>
            <text:list-item>
              <text:p text:style-name="P166">404 Not found si le produit n’était pas présent dans la base</text:p>
            </text:list-item>
          </text:list>
        </text:list-item>
      </text:list>
      <text:p text:style-name="P167">Etape 5 : identification des erreurs</text:p>
      <text:p text:style-name="Normal">Que se<text:s/>passe-t-il dans les cas suivants ?</text:p>
      <text:list text:style-name="LFO28" text:continue-numbering="true">
        <text:list-item>
          <text:p text:style-name="P168">On tente de créer ou mettre à jour un produit dont l’id de catégorie ou de fournisseur ne correspond à aucune valeur réelle</text:p>
        </text:list-item>
        <text:list-item>
          <text:p text:style-name="P169">On tente de supprimer un produit qui est référencé par une ligne de commande</text:p>
        </text:list-item>
      </text:list>
      <text:p text:style-name="Normal">Exécuter l’application pas à pas en debug pour voir ce qui se passe.<text:line-break/>Quelle réponse http reçoit-on côté client ?</text:p>
      <text:p text:style-name="P170">Retrouver le numéro et le message de l’erreur SQL qui se produit dans chaque cas, en exécutant les requêtes SQL correspondantes dans SSMS.</text:p>
      <text:p text:style-name="P171">Etape 6 : Gestion des erreurs</text:p>
      <text:p text:style-name="Normal">Nous allons faire en sorte de mieux gérer les cas précédents en retournant une réponse plus explicite au client. Pour cela :</text:p>
      <text:list text:style-name="LFO29" text:continue-numbering="true">
        <text:list-item>
          <text:p text:style-name="P172">Dans l’action Post, entourer d’un bloc try – catch le code qui appelle la méthode du contexte et renvoie le résultat, afin d’intercepter les erreurs de type Microsoft.Data.SqlClient.SqlException</text:p>
        </text:list-item>
        <text:list-item>
          <text:p text:style-name="P173">Lorsque l’erreur dont vous avez relevé le N° se produit, renvoyer une réponse de code http 400 avec un message d’erreur explicite.</text:p>
        </text:list-item>
        <text:list-item>
          <text:p text:style-name="P174">Pour les autres erreurs SQL potentielles renvoyer une<text:s/>réponse avec un en-tête contenant le code http 500 (Internal server error) et un corps contenant le message d’erreur</text:p>
        </text:list-item>
        <text:list-item>
          <text:p text:style-name="P175">Dans l’action Put, gérer les erreurs de la même façon en factorisant le code commun entre les 2 actions</text:p>
        </text:list-item>
        <text:list-item>
          <text:p text:style-name="P176">Dans l’action Delete, gérer les erreurs de la même façon</text:p>
        </text:list-item>
      </text:list>
      <text:p text:style-name="P177"/>
      <text:p text:style-name="P178">Etape 7 : Transaction</text:p>
      <text:p text:style-name="Normal">Créer une méthode de contexte CreateProductCategory qui exécute deux commandes au sein d’une transaction :</text:p>
      <text:list text:style-name="LFO30" text:continue-numbering="true">
        <text:list-item>
          <text:p text:style-name="P179">La première commande crée une catégorie « Others » si elle n’existe pas déjà, et si le produit à<text:s/>ajouter a un Id de catégorie nul (Guid.Empty : 00000000-0000-0000-0000-000000000000). L’Id de la catégorie Others doit être défini en dur dans le code en tant que champ en lecture seule de la classe Contexte.</text:p>
        </text:list-item>
        <text:list-item>
          <text:p text:style-name="P180">La seconde ajoute le nouveau produit, en lui affectant la catégorie « Others » si sa catégorie vaut Guid.Empty.</text:p>
        </text:list-item>
      </text:list>
      <text:p text:style-name="Normal">Appeler cette méthode de contexte à la place de CreateProduct dans l’action Post.<text:line-break/>Tester les scénarios suivants :</text:p>
      <text:list text:style-name="LFO31" text:continue-numbering="true">
        <text:list-item>
          <text:p text:style-name="P181">Tenter d’ajouter un produit sans catégorie et avec un id de fournisseur qui n’existe pas. Vérifier que la transaction est bien annulée et que la catégorie « Others » n’est pas créée.</text:p>
        </text:list-item>
        <text:list-item>
          <text:p text:style-name="P182">Tenter d’ajouter un produit sans catégorie, et un id de fournisseur correct. Vérifier que la transaction est bien validée et que la catégorie « Others<text:s/>» est créée.</text:p>
        </text:list-item>
      </text:list>
      <text:p text:style-name="P183"/>
      <text:h text:style-name="Titre1" text:outline-level="1"><text:bookmark-start text:name="_Toc25932472"/>Northwind2 avec EF Core sans BDD existante<text:bookmark-end text:name="_Toc25932472"/></text:h>
      <text:p text:style-name="Normal"><text:span text:style-name="T184">Objectifs</text:span> : apprendre à :<text:s/></text:p>
      <text:list text:style-name="LFO32" text:continue-numbering="true">
        <text:list-item>
          <text:p text:style-name="P185">Ajouter les références aux packages d’EF Core</text:p>
        </text:list-item>
        <text:list-item>
          <text:p text:style-name="P186">Créer un modèle d’entités avec des relations</text:p>
        </text:list-item>
        <text:list-item>
          <text:p text:style-name="P187">Personnaliser le modèle à l’aide d’attributs</text:p>
        </text:list-item>
        <text:list-item>
          <text:p text:style-name="P188">Générer une base de données à partir du modèle</text:p>
        </text:list-item>
      </text:list>
      <text:h text:style-name="P189" text:outline-level="2"><text:bookmark-start text:name="_Toc25932473"/>Création du modèle<text:bookmark-end text:name="_Toc25932473"/></text:h>
      <text:p text:style-name="Normal">Dans cette partie, on s’inspire du MPD de Northwind2 pour créer un modèle objet à partir de 0.</text:p>
      <text:p text:style-name="P190">Etape 1 : Création du projet</text:p>
      <text:list text:style-name="LFO33" text:continue-numbering="true">
        <text:list-item>
          <text:p text:style-name="P191">Dans la solution ExercicesWebAPI, ajouter un projet de web API ASP.Net Core nommé Northwind2API-EFCode (pour dire qu’on part du code et non d’une base existante), et le définir comme projet de démarrage.</text:p>
        </text:list-item>
      </text:list>
      <text:list text:style-name="LFO32" text:continue-numbering="true">
        <text:list-item>
          <text:p text:style-name="P192">Ajouter les références aux packages d’EF Core à l’aide du gestionnaire de packages</text:p>
        </text:list-item>
      </text:list>
      <text:p text:style-name="Normal"><text:span text:style-name="T193">Etape 2 : Création du modèle d’entités</text:span></text:p>
      <text:soft-page-break/>
      <text:p text:style-name="Normal">Dans un dossier Models, créer un modèle d’entités avec leurs relations, qui reflète les tables Address, Supplier (sans les 2 derniers champs), Category (sans le champ Picture) et Product (sans les 3 derniers champs).<text:s/><text:span text:style-name="T194">Utiliser des noms de classes et propriétés en français.</text:span></text:p>
      <text:p text:style-name="Normal">Le modèle doit permettre de récupérer facilement :</text:p>
      <text:list text:style-name="LFO32" text:continue-numbering="true">
        <text:list-item>
          <text:p text:style-name="P195">Les produits et l’adresse d’un fournisseur</text:p>
        </text:list-item>
        <text:list-item>
          <text:p text:style-name="P196">Les produits d’une catégorie</text:p>
        </text:list-item>
        <text:list-item>
          <text:p text:style-name="P197">Le fournisseur et la catégorie d’un produit</text:p>
        </text:list-item>
      </text:list>
      <text:p text:style-name="P198">Etape 3 : Personnalisation du modèle</text:p>
      <text:p text:style-name="Normal">Sur les classes d’entités et leurs propriétés, ajouter les attributs permettant de décrire les contraintes qui devront être générées sur les tables et champs de la base de données :</text:p>
      <text:list text:style-name="LFO34" text:continue-numbering="true">
        <text:list-item>
          <text:p text:style-name="P199">Clés primaires et étrangères</text:p>
        </text:list-item>
        <text:list-item>
          <text:p text:style-name="P200">Champs auto-incrémentés<text:s/></text:p>
        </text:list-item>
        <text:list-item>
          <text:p text:style-name="P201">Champs obligatoires</text:p>
        </text:list-item>
        <text:list-item>
          <text:p text:style-name="P202">Longueurs des champs texte</text:p>
        </text:list-item>
      </text:list>
      <text:p text:style-name="P203">On reprendra les mêmes contraintes que celles décrites dans le MPD de la base northwind2.</text:p>
      <text:p text:style-name="P204"/>
      <text:h text:style-name="Titre2" text:outline-level="2"><text:bookmark-start text:name="_Toc25932474"/>Génération de la base<text:bookmark-end text:name="_Toc25932474"/><text:s/>et création du contexte</text:h>
      <text:p text:style-name="P205">Etape 1 : chaîne de connexion</text:p>
      <text:p text:style-name="Normal">Créer une chaîne de connexion dans le fichier appsettings.json en nommant la base Northwind2EF.</text:p>
      <text:p text:style-name="P206">Etape 2 : contexte</text:p>
      <text:p text:style-name="Normal">Dans le dossier Models, créer une classe de contexte dérivée de DbContext.</text:p>
      <text:p text:style-name="Normal">Enregistrer le contexte dans la liste des services en faisant en sorte qu’il récupère la chaîne de connexion dans les paramètres de l’application.</text:p>
      <text:p text:style-name="Normal">Compléter le contexte en ajoutant :</text:p>
      <text:list text:style-name="LFO35" text:continue-numbering="true">
        <text:list-item>
          <text:p text:style-name="P207">Un constructeur pour récupérer la chaîne de connexion par injection de dépendance</text:p>
        </text:list-item>
        <text:list-item>
          <text:p text:style-name="P208">Des propriétés DbSet pour les différents types d’entités</text:p>
        </text:list-item>
      </text:list>
      <text:p text:style-name="P209">Etape<text:s/>3 : migration</text:p>
      <text:p text:style-name="Normal">Créer et exécuter une migration pour générer la base de données à partir du modèle. Puis vérifier dans Visual Studio que les la base, les tables et les contraintes sont bien générées.</text:p>
      <text:p text:style-name="Normal"/>
      <text:soft-page-break/>
      <text:h text:style-name="Titre2" text:outline-level="2">Création d’un contrôleur</text:h>
      <text:p text:style-name="P210">Etape 1 : génération d’un contrôleur pour les fournisseurs</text:p>
      <text:p text:style-name="Normal">Ajouter un contrôleur d’API avec actions utilisant EF, basé sur la classe de modèle Fournisseur et la classe de contexte créée précédemment.</text:p>
      <text:p text:style-name="P211">Etape 2 : Test</text:p>
      <text:p text:style-name="Normal">Pour tester l’action de création d’un fournisseur :</text:p>
      <text:list text:style-name="LFO36" text:continue-numbering="true">
        <text:list-item>
          <text:p text:style-name="P212">Dans une fenêtre de requête Visual Studio, exécuter une requête pour insérer une ligne dans la table Adresses.</text:p>
        </text:list-item>
        <text:list-item>
          <text:p text:style-name="P213">Dans Rest Client, appeler l’action PostFournisseur en passant dans le corps de la requête http un fournisseur ayant l’adresse créée précédemment (inutile de renseigner les propriétés non obligatoires).</text:p>
        </text:list-item>
        <text:list-item>
          <text:p text:style-name="P214">Appeler ensuite les actions GetFournisseurs et GetFournisseur</text:p>
        </text:list-item>
        <text:list-item>
          <text:p text:style-name="P215">Puis l’action PutFournisseur en mettant à jour le champ « nom du contact », puis à nouveau GetFournisseur pour vérifier que les données sont bien modifiées</text:p>
        </text:list-item>
        <text:list-item>
          <text:p text:style-name="P216">Puis les actions DeleteFournisseur et GetFournisseurs<text:s/></text:p>
        </text:list-item>
      </text:list>
      <text:h text:style-name="Titre2" text:outline-level="2">Migration</text:h>
      <text:list text:style-name="LFO37" text:continue-numbering="true">
        <text:list-item>
          <text:p text:style-name="P217">Ajouter les 2 champs manquants à l’entité Fournisseur (fonction du contact et url du site web)</text:p>
        </text:list-item>
        <text:list-item>
          <text:p text:style-name="P218">Tester à nouveau l’action GetFournisseurs. Que constatez-vous ?</text:p>
        </text:list-item>
        <text:list-item>
          <text:p text:style-name="P219">Mettre à jour le schéma de la base de données à partir du modèle à l’aide d’une nouvelle migration (sans supprimer la migration initiale) et refaire le test.</text:p>
        </text:list-item>
      </text:list>
      <text:p text:style-name="Normal"/>
      <text:h text:style-name="Titre1" text:outline-level="1"><text:bookmark-start text:name="_Toc25932475"/>Northwind2 avec EF Core avec BDD existante<text:bookmark-end text:name="_Toc25932475"/></text:h>
      <text:p text:style-name="Normal"><text:span text:style-name="T220">Objectifs</text:span> : apprendre à :<text:s/></text:p>
      <text:list text:style-name="LFO32" text:continue-numbering="true">
        <text:list-item>
          <text:p text:style-name="P221">Générer un contexte de données avec EF pour une base de données existante</text:p>
        </text:list-item>
        <text:list-item>
          <text:p text:style-name="P222">Exploiter un ensemble de DbSet en utilisant Linq to Entities</text:p>
        </text:list-item>
      </text:list>
      <text:p text:style-name="P223">Dans cet exercice, on reprend les contrôleurs de l’API web créée dans l’exercice précédent.</text:p>
      <text:h text:style-name="P224" text:outline-level="2"><text:bookmark-start text:name="_Toc25932476"/>Mise en place du projet<text:bookmark-end text:name="_Toc25932476"/></text:h>
      <text:p text:style-name="Normal"><text:span text:style-name="T225">Objectifs</text:span> : apprendre à :<text:s/></text:p>
      <text:list text:style-name="LFO32" text:continue-numbering="true">
        <text:list-item>
          <text:p text:style-name="P226">Utiliser l’outil de génération de modèle et de contexte d’EF</text:p>
        </text:list-item>
        <text:list-item>
          <text:p text:style-name="P227">Gérer la connexion à la base et le référencement du contexte dans une API ASP.Net Core</text:p>
        </text:list-item>
      </text:list>
      <text:soft-page-break/>
      <text:p text:style-name="P228">Etape 1 : Création du projet et ajout des références</text:p>
      <text:p text:style-name="Normal">Dans la solution ExercicesWebAPI, ajouter un projet de web API ASP.Net Core nommé Northwind2API-EFDB (comme Entity Framework with DataBase), et le définir comme projet de démarrage.</text:p>
      <text:p text:style-name="Normal">Ajouter les références à EF Core.</text:p>
      <text:p text:style-name="Normal"><text:span text:style-name="T229">Etape 2 : Génération du modèle et du contexte</text:span></text:p>
      <text:p text:style-name="Normal">Générer le modèle EF dans un dossier Models grâce à la commande scaffold-dbcontext, en prenant les 4 tables suivantes :<text:s/><text:span text:style-name="T230">Supplier, Address, Product et Category</text:span></text:p>
      <text:p text:style-name="P231">Etape 3 : Référencement de la chaîne de connexion et du contexte</text:p>
      <text:list text:style-name="LFO38" text:continue-numbering="true">
        <text:list-item>
          <text:p text:style-name="P232">Déplacer la chaîne de connexion à la base dans le fichier appsettings.json</text:p>
        </text:list-item>
      </text:list>
      <text:list text:style-name="LFO39" text:continue-numbering="true">
        <text:list-item>
          <text:p text:style-name="P233">Dans la méthode Startup.ConfigureServices, ajouter le DbContext à la liste des services, en lui passant la chaîne de connexion récupérée dans les paramètres de l’API.</text:p>
        </text:list-item>
        <text:list-item>
          <text:p text:style-name="P234">Supprimer la méthode OnConfiguring devenue inutile<text:s/></text:p>
        </text:list-item>
        <text:list-item>
          <text:p text:style-name="P235">Générer le projet pour vérifier qu’il n’y a pas d’erreur</text:p>
        </text:list-item>
        <text:list-item>
          <text:p text:style-name="P236">Regarder le code de la méthode OnModelCreating du contexte pour voir comment sont modélisées les contraintes sur les tables et champs de la base.</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C0504D" fo:border-right="none" fo:padding-top="0in" fo:padding-left="0in" fo:padding-bottom="0.0277in" fo:padding-right="0in" style:shadow="none" fo:margin-top="0.25in" fo:line-height="100%"/>
      <style:text-properties style:font-name="Cambria" fo:color="#26262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0833in" fo:line-height="100%"/>
      <style:text-properties style:font-name="Cambria" fo:color="#C0504D" fo:font-size="18pt" style:font-size-asian="18pt" style:font-size-complex="18pt" fo:hyphenate="fals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mbria" fo:color="#943634" fo:font-size="16pt" style:font-size-asian="16pt" style:font-size-complex="16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in" fo:line-height="100%"/>
      <style:text-properties style:font-name="Cambria" fo:font-style="italic" style:font-style-asian="italic" style:font-style-complex="italic" fo:color="#632423" fo:font-size="14pt" style:font-size-asian="14pt" style:font-size-complex="14pt"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in" fo:line-height="100%"/>
      <style:text-properties style:font-name="Cambria" fo:color="#943634"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555in" fo:margin-bottom="0in" fo:line-height="100%"/>
      <style:text-properties style:font-name="Cambria" fo:font-style="italic" style:font-style-asian="italic" style:font-style-complex="italic" fo:color="#632423" fo:font-size="12pt" style:font-size-asian="12pt" style:font-size-complex="12pt" fo:hyphenate="false"/>
    </style:style>
    <style:style style:name="Titre7" style:display-name="Titre 7" style:family="paragraph" style:parent-style-name="Normal" style:next-style-name="Normal" style:default-outline-level="7">
      <style:paragraph-properties fo:keep-with-next="always" fo:keep-together="always" fo:margin-top="0.0555in" fo:margin-bottom="0in" fo:line-height="100%"/>
      <style:text-properties style:font-name="Cambria" fo:font-weight="bold" style:font-weight-asian="bold" style:font-weight-complex="bold" fo:color="#632423" style:font-size-complex="11pt" fo:hyphenate="false"/>
    </style:style>
    <style:style style:name="Titre8" style:display-name="Titre 8" style:family="paragraph" style:parent-style-name="Normal" style:next-style-name="Normal" style:default-outline-level="8">
      <style:paragraph-properties fo:keep-with-next="always" fo:keep-together="always" fo:margin-top="0.0555in" fo:margin-bottom="0in" fo:line-height="100%"/>
      <style:text-properties style:font-name="Cambria" fo:color="#632423" style:font-size-complex="11pt" fo:hyphenate="false"/>
    </style:style>
    <style:style style:name="Titre9" style:display-name="Titre 9" style:family="paragraph" style:parent-style-name="Normal" style:next-style-name="Normal" style:default-outline-level="9">
      <style:paragraph-properties fo:keep-with-next="always" fo:keep-together="always" fo:margin-top="0.0555in" fo:margin-bottom="0in" fo:line-height="100%"/>
      <style:text-properties style:font-name="Cambria" fo:font-style="italic" style:font-style-asian="italic" style:font-style-complex="italic" fo:color="#632423" style:font-size-complex="11pt" fo:hyphenate="false"/>
    </style:style>
    <style:style style:name="Normal" style:display-name="Normal" style:family="paragraph">
      <style:text-properties fo:font-size="11pt" style:font-size-asian="11pt" fo:hyphenate="false"/>
    </style:style>
    <style:style style:name="Policepardéfaut" style:display-name="Police par défaut" style:family="text"/>
    <style:style style:name="Code" style:display-name="Code" style:family="paragraph" style:parent-style-name="Normal" style:next-style-name="Normal">
      <style:paragraph-properties style:text-autospace="none" fo:margin-bottom="0.0833in" fo:line-height="100%"/>
      <style:text-properties style:font-name="Consolas" style:font-name-complex="Consolas" style:font-weight-complex="bold" fo:font-size="10pt" style:font-size-asian="10pt" style:font-size-complex="10pt" fo:language="en" fo:country="US" fo:hyphenate="false"/>
    </style:style>
    <style:style style:name="CodeCar" style:display-name="Code Car" style:family="text" style:parent-style-name="Policepardéfaut">
      <style:text-properties style:font-name="Consolas" style:font-name-complex="Consolas" style:font-weight-complex="bold" fo:font-size="10pt" style:font-size-asian="10pt" style:font-size-complex="10pt" fo:language="en" fo:country="US"/>
    </style:style>
    <style:style style:name="Indication" style:display-name="Indication" style:family="paragraph" style:parent-style-name="Normal">
      <style:text-properties style:font-name="Tahoma" style:font-name-complex="Cordia New" fo:font-style="italic" style:font-style-asian="italic" style:font-style-complex="italic" fo:color="#B2B2B2" fo:font-size="9pt" style:font-size-asian="9pt" style:font-size-complex="12pt" style:language-complex="th" style:country-complex="TH" fo:hyphenate="false"/>
    </style:style>
    <style:style style:name="IndicationCar" style:display-name="Indication Car" style:family="text" style:parent-style-name="Policepardéfaut">
      <style:text-properties style:font-name="Tahoma" style:font-name-complex="Cordia New" fo:font-style="italic" style:font-style-asian="italic" style:font-style-complex="italic" fo:color="#B2B2B2" fo:font-size="9pt" style:font-size-asian="9pt" style:font-size-complex="12pt" style:language-complex="th" style:country-complex="TH"/>
    </style:style>
    <style:style style:name="NormalWeb" style:display-name="Normal (Web)" style:family="paragraph" style:parent-style-name="Normal">
      <style:text-properties style:font-name="Times New Roman" fo:font-size="12pt" style:font-size-asian="12pt" style:font-size-complex="12pt" fo:hyphenate="false"/>
    </style:style>
    <style:style style:name="Sansinterligne" style:display-name="Sans interligne" style:family="paragraph">
      <style:paragraph-properties fo:margin-bottom="0in" fo:line-height="100%"/>
      <style:text-properties fo:hyphenate="false"/>
    </style:style>
    <style:style style:name="SansinterligneCar" style:display-name="Sans interlign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mbria" style:font-name-asian="Times New Roman" style:font-name-complex="Times New Roman" fo:color="#262626" fo:font-size="20pt" style:font-size-asian="20pt" style:font-size-complex="20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Titre2Car" style:display-name="Titre 2 Car" style:family="text" style:parent-style-name="Policepardéfaut">
      <style:text-properties style:font-name="Cambria" style:font-name-asian="Times New Roman" style:font-name-complex="Times New Roman" fo:color="#C0504D" fo:font-size="18pt" style:font-size-asian="18pt" style:font-size-complex="18pt"/>
    </style:style>
    <style:style style:name="Titre3Car" style:display-name="Titre 3 Car" style:family="text" style:parent-style-name="Policepardéfaut">
      <style:text-properties style:font-name="Cambria" style:font-name-asian="Times New Roman" style:font-name-complex="Times New Roman" fo:color="#943634" fo:font-size="16pt" style:font-size-asian="16pt" style:font-size-complex="16pt"/>
    </style:style>
    <style:style style:name="Titre4Car" style:display-name="Titre 4 Car" style:family="text" style:parent-style-name="Policepardéfaut">
      <style:text-properties style:font-name="Cambria" style:font-name-asian="Times New Roman" style:font-name-complex="Times New Roman" fo:font-style="italic" style:font-style-asian="italic" style:font-style-complex="italic" fo:color="#632423" fo:font-size="14pt" style:font-size-asian="14pt" style:font-size-complex="14pt"/>
    </style:style>
    <style:style style:name="Titre5Car" style:display-name="Titre 5 Car" style:family="text" style:parent-style-name="Policepardéfaut">
      <style:text-properties style:font-name="Cambria" style:font-name-asian="Times New Roman" style:font-name-complex="Times New Roman" fo:color="#943634" fo:font-size="12pt" style:font-size-asian="12pt" style:font-size-complex="12pt"/>
    </style:style>
    <style:style style:name="Titre6Car" style:display-name="Titre 6 Car" style:family="text" style:parent-style-name="Policepardéfaut">
      <style:text-properties style:font-name="Cambria" style:font-name-asian="Times New Roman" style:font-name-complex="Times New Roman" fo:font-style="italic" style:font-style-asian="italic" style:font-style-complex="italic" fo:color="#632423" fo:font-size="12pt" style:font-size-asian="12pt" style:font-size-complex="12pt"/>
    </style:style>
    <style:style style:name="Titre7Car" style:display-name="Titre 7 Car" style:family="text" style:parent-style-name="Policepardéfaut">
      <style:text-properties style:font-name="Cambria" style:font-name-asian="Times New Roman" style:font-name-complex="Times New Roman" fo:font-weight="bold" style:font-weight-asian="bold" style:font-weight-complex="bold" fo:color="#632423" fo:font-size="11pt" style:font-size-asian="11pt" style:font-size-complex="11pt"/>
    </style:style>
    <style:style style:name="Titre8Car" style:display-name="Titre 8 Car" style:family="text" style:parent-style-name="Policepardéfaut">
      <style:text-properties style:font-name="Cambria" style:font-name-asian="Times New Roman" style:font-name-complex="Times New Roman" fo:color="#632423" fo:font-size="11pt" style:font-size-asian="11pt" style:font-size-complex="11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632423" fo:font-size="11pt" style:font-size-asian="11pt" style:font-size-complex="11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8pt" style:font-size-asian="8pt" style:font-size-complex="8pt" fo:hyphenate="false"/>
    </style:style>
    <style:style style:name="Titre" style:display-name="Titre" style:family="paragraph" style:parent-style-name="Normal" style:next-style-name="Normal">
      <style:paragraph-properties fo:margin-bottom="0in" fo:line-height="100%"/>
      <style:text-properties style:font-name="Cambria" fo:color="#262626" fo:font-size="48pt" style:font-size-asian="48pt" style:font-size-complex="48pt" fo:hyphenate="false"/>
    </style:style>
    <style:style style:name="TitreCar" style:display-name="Titre Car" style:family="text" style:parent-style-name="Policepardéfaut">
      <style:text-properties style:font-name="Cambria" style:font-name-asian="Times New Roman" style:font-name-complex="Times New Roman" fo:color="#262626" fo:font-size="48pt" style:font-size-asian="48pt" style:font-size-complex="48pt"/>
    </style:style>
    <style:style style:name="Sous-titre" style:display-name="Sous-titre" style:family="paragraph" style:parent-style-name="Normal" style:next-style-name="Normal">
      <style:paragraph-properties fo:margin-bottom="0.1666in"/>
      <style:text-properties fo:text-transform="uppercase" fo:color="#404040" fo:letter-spacing="0.0138in" fo:font-size="14pt" style:font-size-asian="14pt" style:font-size-complex="14pt" fo:hyphenate="false"/>
    </style:style>
    <style:style style:name="Sous-titreCar" style:display-name="Sous-titre Car" style:family="text" style:parent-style-name="Policepardéfaut">
      <style:text-properties fo:text-transform="uppercase" fo:color="#404040" fo:letter-spacing="0.0138in" fo:font-size="14pt" style:font-size-asian="14pt" style:font-size-complex="14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fo:color="#000000"/>
    </style:style>
    <style:style style:name="Citation" style:display-name="Citation" style:family="paragraph" style:parent-style-name="Normal" style:next-style-name="Normal">
      <style:paragraph-properties fo:text-align="center" fo:margin-top="0.1111in" fo:margin-left="0.5in" fo:margin-right="0.5in">
        <style:tab-stops/>
      </style:paragraph-properties>
      <style:text-properties style:font-name="Cambria" fo:color="#000000" fo:font-size="12pt" style:font-size-asian="12pt" style:font-size-complex="12pt" fo:hyphenate="false"/>
    </style:style>
    <style:style style:name="CitationCar" style:display-name="Citation Car" style:family="text" style:parent-style-name="Policepardéfaut">
      <style:text-properties style:font-name="Cambria" style:font-name-asian="Times New Roman" style:font-name-complex="Times New Roman" fo:color="#000000" fo:font-size="12pt" style:font-size-asian="12pt" style:font-size-complex="12pt"/>
    </style:style>
    <style:style style:name="Citationintense" style:display-name="Citation intense" style:family="paragraph" style:parent-style-name="Normal" style:next-style-name="Normal">
      <style:paragraph-properties fo:border-top="0.0416in solid #C0504D" fo:border-left="none" fo:border-bottom="none" fo:border-right="none" fo:padding-top="0.0555in" fo:padding-left="0in" fo:padding-bottom="0in" fo:padding-right="0in" style:shadow="none" fo:text-align="center" fo:margin-top="0.1666in" fo:margin-bottom="0.1666in" fo:line-height="100%" fo:margin-left="0.65in" fo:margin-right="0.65in">
        <style:tab-stops/>
      </style:paragraph-properties>
      <style:text-properties style:font-name="Cambria" fo:font-size="12pt" style:font-size-asian="12pt" style:font-size-complex="12pt" fo:hyphenate="false"/>
    </style:style>
    <style:style style:name="CitationintenseCar" style:display-name="Citation intense Car" style:family="text" style:parent-style-name="Policepardéfaut">
      <style:text-properties style:font-name="Cambria" style:font-name-asian="Times New Roman" style:font-name-complex="Times New Roman" fo:font-size="12pt" style:font-size-asian="12pt" style:font-size-complex="12pt"/>
    </style:style>
    <style:style style:name="Accentuationlégère" style:display-name="Accentuation légère" style:family="text" style:parent-style-name="Policepardéfaut">
      <style:text-properties fo:font-style="italic" style:font-style-asian="italic" style:font-style-complex="italic" fo:color="#595959"/>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fo:text-transform="none" fo:font-variant="normal" style:text-line-through-type="none" fo:color="#C0504D"/>
    </style:style>
    <style:style style:name="Référencelégère" style:display-name="Référence légère" style:family="text" style:parent-style-name="Policepardéfau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text-transform="none" fo:font-variant="small-caps" fo:letter-spacing="normal"/>
    </style:style>
    <style:style style:name="En-têtedetabledesmatières" style:display-name="En-tête de table des matières" style:family="paragraph" style:parent-style-name="Titre1" style:next-style-name="Normal" style:default-outline-level="1">
      <style:text-properties fo:hyphenate="false"/>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st" style:display-name="st"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margin-bottom="0in">
        <style:tab-stops>
          <style:tab-stop style:type="right" style:position="6.768in"/>
        </style:tab-stops>
      </style:paragraph-properties>
    </style:style>
    <style:style style:name="P3" style:parent-style-name="Pieddepage" style:family="paragraph">
      <style:paragraph-properties fo:text-align="end"/>
    </style:style>
  </office:automatic-styles>
  <office:master-styles>
    <style:master-page style:name="MP0" style:page-layout-name="PL0">
      <style:header>
        <text:p text:style-name="P2">Web API – exercices<text:tab/>Cyril Seguenot</text:p>
        <text:p text:style-name="En-tête"/>
      </style:header>
      <style:footer>
        <text:p text:style-name="P3"><text:page-number text:fixed="false">2</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Web API</dc:title>
    <dc:description/>
    <dc:subject>Exercices</dc:subject>
    <meta:initial-creator>Cyril Seguenot</meta:initial-creator>
    <dc:creator>Adminl</dc:creator>
    <meta:creation-date>2020-02-02T16:36:00Z</meta:creation-date>
    <dc:date>2020-02-06T14:53:00Z</dc:date>
    <meta:template xlink:href="Normal.dotm" xlink:type="simple"/>
    <meta:editing-cycles>20</meta:editing-cycles>
    <meta:editing-duration>PT23040S</meta:editing-duration>
    <meta:document-statistic meta:page-count="13" meta:paragraph-count="39" meta:word-count="3060" meta:character-count="19855" meta:row-count="140" meta:non-whitespace-character-count="16834"/>
  </office:meta>
</office:document-meta>
</file>